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ying-K.UPDATED-VERSION-APRIL1" table:style-name="ta1">
        <table:shapes>
          <draw:frame draw:z-index="0" draw:style-name="gr1" draw:text-style-name="P1" svg:width="463.35pt" svg:height="260.62pt" svg:x="499.15pt" svg:y="13.49pt">
            <draw:object draw:notify-on-update-of-ranges="'Varying-K.UPDATED-VERSION-APRIL1'.C2:'Varying-K.UPDATED-VERSION-APRIL1'.C141 'Varying-K.UPDATED-VERSION-APRIL1'.H1:'Varying-K.UPDATED-VERSION-APRIL1'.H1 'Varying-K.UPDATED-VERSION-APRIL1'.H2:'Varying-K.UPDATED-VERSION-APRIL1'.H1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.98pt" svg:y="14.91pt">
            <draw:object draw:notify-on-update-of-ranges="'Varying-K.UPDATED-VERSION-APRIL1'.C2:'Varying-K.UPDATED-VERSION-APRIL1'.C141 'Varying-K.UPDATED-VERSION-APRIL1'.G1:'Varying-K.UPDATED-VERSION-APRIL1'.G1 'Varying-K.UPDATED-VERSION-APRIL1'.G2:'Varying-K.UPDATED-VERSION-APRIL1'.G1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1#</text:p>
          </table:table-cell>
          <table:table-cell office:value-type="string" calcext:value-type="string">
            <text:p>Q1 Avg Wait</text:p>
          </table:table-cell>
          <table:table-cell office:value-type="string" calcext:value-type="string">
            <text:p>Q1 Drop Rate</text:p>
          </table:table-cell>
          <table:table-cell office:value-type="string" calcext:value-type="string">
            <text:p>Total Avg Wait Time</text:p>
          </table:table-cell>
          <table:table-cell office:value-type="string" calcext:value-type="string">
            <text:p>Total Avg Drop Rate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99885" calcext:value-type="float">
            <text:p>99885</text:p>
          </table:table-cell>
          <table:table-cell office:value-type="float" office:value="0" calcext:value-type="float">
            <text:p>0</text:p>
          </table:table-cell>
          <table:table-cell office:value-type="float" office:value="99885" calcext:value-type="float">
            <text:p>99885</text:p>
          </table:table-cell>
          <table:table-cell office:value-type="float" office:value="0.00000249109689542508" calcext:value-type="float">
            <text:p>2.49109689542508E-06</text:p>
          </table:table-cell>
          <table:table-cell office:value-type="float" office:value="0.000120138158883" calcext:value-type="float">
            <text:p>0.000120138158883</text:p>
          </table:table-cell>
          <table:table-cell office:value-type="float" office:value="0.00000249109689542508" calcext:value-type="float">
            <text:p>2.49109689542508E-06</text:p>
          </table:table-cell>
          <table:table-cell office:value-type="float" office:value="0.000120138158883" calcext:value-type="float">
            <text:p>0.000120138158883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321" calcext:value-type="float">
            <text:p>199321</text:p>
          </table:table-cell>
          <table:table-cell office:value-type="float" office:value="0" calcext:value-type="float">
            <text:p>0</text:p>
          </table:table-cell>
          <table:table-cell office:value-type="float" office:value="199321" calcext:value-type="float">
            <text:p>199321</text:p>
          </table:table-cell>
          <table:table-cell office:value-type="float" office:value="0.001196178665433" calcext:value-type="float">
            <text:p>0.001196178665433</text:p>
          </table:table-cell>
          <table:table-cell office:value-type="float" office:value="0.070840503509415" calcext:value-type="float">
            <text:p>0.070840503509415</text:p>
          </table:table-cell>
          <table:table-cell office:value-type="float" office:value="0.001196178665433" calcext:value-type="float">
            <text:p>0.001196178665433</text:p>
          </table:table-cell>
          <table:table-cell office:value-type="float" office:value="0.070840503509415" calcext:value-type="float">
            <text:p>0.07084050350941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757" calcext:value-type="float">
            <text:p>299757</text:p>
          </table:table-cell>
          <table:table-cell office:value-type="float" office:value="0" calcext:value-type="float">
            <text:p>0</text:p>
          </table:table-cell>
          <table:table-cell office:value-type="float" office:value="299757" calcext:value-type="float">
            <text:p>299757</text:p>
          </table:table-cell>
          <table:table-cell office:value-type="float" office:value="0.001891866885536" calcext:value-type="float">
            <text:p>0.001891866885536</text:p>
          </table:table-cell>
          <table:table-cell office:value-type="float" office:value="0.115540254272627" calcext:value-type="float">
            <text:p>0.115540254272627</text:p>
          </table:table-cell>
          <table:table-cell office:value-type="float" office:value="0.001891866885536" calcext:value-type="float">
            <text:p>0.001891866885536</text:p>
          </table:table-cell>
          <table:table-cell office:value-type="float" office:value="0.115540254272627" calcext:value-type="float">
            <text:p>0.115540254272627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180" calcext:value-type="float">
            <text:p>100180</text:p>
          </table:table-cell>
          <table:table-cell office:value-type="float" office:value="1" calcext:value-type="float">
            <text:p>1</text:p>
          </table:table-cell>
          <table:table-cell office:value-type="float" office:value="100180" calcext:value-type="float">
            <text:p>100180</text:p>
          </table:table-cell>
          <table:table-cell office:value-type="float" office:value="0.00000123441299590328" calcext:value-type="float">
            <text:p>1.23441299590328E-06</text:p>
          </table:table-cell>
          <table:table-cell office:value-type="float" office:value="0.0000898382910760631" calcext:value-type="float">
            <text:p>8.98382910760631E-05</text:p>
          </table:table-cell>
          <table:table-cell office:value-type="float" office:value="0.00000123441299590328" calcext:value-type="float">
            <text:p>1.23441299590328E-06</text:p>
          </table:table-cell>
          <table:table-cell office:value-type="float" office:value="0.0000898382910760631" calcext:value-type="float">
            <text:p>8.98382910760631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014" calcext:value-type="float">
            <text:p>200014</text:p>
          </table:table-cell>
          <table:table-cell office:value-type="float" office:value="1" calcext:value-type="float">
            <text:p>1</text:p>
          </table:table-cell>
          <table:table-cell office:value-type="float" office:value="200014" calcext:value-type="float">
            <text:p>200014</text:p>
          </table:table-cell>
          <table:table-cell office:value-type="float" office:value="0.000830694949982" calcext:value-type="float">
            <text:p>0.000830694949982</text:p>
          </table:table-cell>
          <table:table-cell office:value-type="float" office:value="0.048831581789275" calcext:value-type="float">
            <text:p>0.048831581789275</text:p>
          </table:table-cell>
          <table:table-cell office:value-type="float" office:value="0.000830694949982" calcext:value-type="float">
            <text:p>0.000830694949982</text:p>
          </table:table-cell>
          <table:table-cell office:value-type="float" office:value="0.048831581789275" calcext:value-type="float">
            <text:p>0.04883158178927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683" calcext:value-type="float">
            <text:p>299683</text:p>
          </table:table-cell>
          <table:table-cell office:value-type="float" office:value="1" calcext:value-type="float">
            <text:p>1</text:p>
          </table:table-cell>
          <table:table-cell office:value-type="float" office:value="299683" calcext:value-type="float">
            <text:p>299683</text:p>
          </table:table-cell>
          <table:table-cell office:value-type="float" office:value="0.001416910626267" calcext:value-type="float">
            <text:p>0.001416910626267</text:p>
          </table:table-cell>
          <table:table-cell office:value-type="float" office:value="0.084259033712289" calcext:value-type="float">
            <text:p>0.084259033712289</text:p>
          </table:table-cell>
          <table:table-cell office:value-type="float" office:value="0.001416910626267" calcext:value-type="float">
            <text:p>0.001416910626267</text:p>
          </table:table-cell>
          <table:table-cell office:value-type="float" office:value="0.084259033712289" calcext:value-type="float">
            <text:p>0.084259033712289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99665" calcext:value-type="float">
            <text:p>99665</text:p>
          </table:table-cell>
          <table:table-cell office:value-type="float" office:value="2" calcext:value-type="float">
            <text:p>2</text:p>
          </table:table-cell>
          <table:table-cell office:value-type="float" office:value="99665" calcext:value-type="float">
            <text:p>99665</text:p>
          </table:table-cell>
          <table:table-cell office:value-type="float" office:value="0.00000083436950465203" calcext:value-type="float">
            <text:p>8.3436950465203E-07</text:p>
          </table:table-cell>
          <table:table-cell office:value-type="float" office:value="0.0000401344504088697" calcext:value-type="float">
            <text:p>4.01344504088697E-05</text:p>
          </table:table-cell>
          <table:table-cell office:value-type="float" office:value="0.00000083436950465203" calcext:value-type="float">
            <text:p>8.3436950465203E-07</text:p>
          </table:table-cell>
          <table:table-cell office:value-type="float" office:value="0.0000401344504088697" calcext:value-type="float">
            <text:p>4.01344504088697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450" calcext:value-type="float">
            <text:p>199450</text:p>
          </table:table-cell>
          <table:table-cell office:value-type="float" office:value="2" calcext:value-type="float">
            <text:p>2</text:p>
          </table:table-cell>
          <table:table-cell office:value-type="float" office:value="199450" calcext:value-type="float">
            <text:p>199450</text:p>
          </table:table-cell>
          <table:table-cell office:value-type="float" office:value="0.000494025928587" calcext:value-type="float">
            <text:p>0.000494025928587</text:p>
          </table:table-cell>
          <table:table-cell office:value-type="float" office:value="0.027986964151416" calcext:value-type="float">
            <text:p>0.027986964151416</text:p>
          </table:table-cell>
          <table:table-cell office:value-type="float" office:value="0.000494025928587" calcext:value-type="float">
            <text:p>0.000494025928587</text:p>
          </table:table-cell>
          <table:table-cell office:value-type="float" office:value="0.027986964151416" calcext:value-type="float">
            <text:p>0.027986964151416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611" calcext:value-type="float">
            <text:p>299611</text:p>
          </table:table-cell>
          <table:table-cell office:value-type="float" office:value="2" calcext:value-type="float">
            <text:p>2</text:p>
          </table:table-cell>
          <table:table-cell office:value-type="float" office:value="299611" calcext:value-type="float">
            <text:p>299611</text:p>
          </table:table-cell>
          <table:table-cell office:value-type="float" office:value="0.001031849482932" calcext:value-type="float">
            <text:p>0.001031849482932</text:p>
          </table:table-cell>
          <table:table-cell office:value-type="float" office:value="0.059380329827677" calcext:value-type="float">
            <text:p>0.059380329827677</text:p>
          </table:table-cell>
          <table:table-cell office:value-type="float" office:value="0.001031849482932" calcext:value-type="float">
            <text:p>0.001031849482932</text:p>
          </table:table-cell>
          <table:table-cell office:value-type="float" office:value="0.059380329827677" calcext:value-type="float">
            <text:p>0.059380329827677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99197" calcext:value-type="float">
            <text:p>99197</text:p>
          </table:table-cell>
          <table:table-cell office:value-type="float" office:value="3" calcext:value-type="float">
            <text:p>3</text:p>
          </table:table-cell>
          <table:table-cell office:value-type="float" office:value="99197" calcext:value-type="float">
            <text:p>99197</text:p>
          </table:table-cell>
          <table:table-cell office:value-type="float" office:value="0.000000690791210158154" calcext:value-type="float">
            <text:p>6.90791210158154E-07</text:p>
          </table:table-cell>
          <table:table-cell office:value-type="float" office:value="0.0000403238001149228" calcext:value-type="float">
            <text:p>4.03238001149228E-05</text:p>
          </table:table-cell>
          <table:table-cell office:value-type="float" office:value="0.000000690791210158154" calcext:value-type="float">
            <text:p>6.90791210158154E-07</text:p>
          </table:table-cell>
          <table:table-cell office:value-type="float" office:value="0.0000403238001149228" calcext:value-type="float">
            <text:p>4.03238001149228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651" calcext:value-type="float">
            <text:p>199651</text:p>
          </table:table-cell>
          <table:table-cell office:value-type="float" office:value="3" calcext:value-type="float">
            <text:p>3</text:p>
          </table:table-cell>
          <table:table-cell office:value-type="float" office:value="199651" calcext:value-type="float">
            <text:p>199651</text:p>
          </table:table-cell>
          <table:table-cell office:value-type="float" office:value="0.00023769476833" calcext:value-type="float">
            <text:p>0.00023769476833</text:p>
          </table:table-cell>
          <table:table-cell office:value-type="float" office:value="0.01298766347276" calcext:value-type="float">
            <text:p>0.01298766347276</text:p>
          </table:table-cell>
          <table:table-cell office:value-type="float" office:value="0.00023769476833" calcext:value-type="float">
            <text:p>0.00023769476833</text:p>
          </table:table-cell>
          <table:table-cell office:value-type="float" office:value="0.01298766347276" calcext:value-type="float">
            <text:p>0.01298766347276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559" calcext:value-type="float">
            <text:p>299559</text:p>
          </table:table-cell>
          <table:table-cell office:value-type="float" office:value="3" calcext:value-type="float">
            <text:p>3</text:p>
          </table:table-cell>
          <table:table-cell office:value-type="float" office:value="299559" calcext:value-type="float">
            <text:p>299559</text:p>
          </table:table-cell>
          <table:table-cell office:value-type="float" office:value="0.000689445672552" calcext:value-type="float">
            <text:p>0.000689445672552</text:p>
          </table:table-cell>
          <table:table-cell office:value-type="float" office:value="0.038142736489306" calcext:value-type="float">
            <text:p>0.038142736489306</text:p>
          </table:table-cell>
          <table:table-cell office:value-type="float" office:value="0.000689445672552" calcext:value-type="float">
            <text:p>0.000689445672552</text:p>
          </table:table-cell>
          <table:table-cell office:value-type="float" office:value="0.038142736489306" calcext:value-type="float">
            <text:p>0.038142736489306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158" calcext:value-type="float">
            <text:p>100158</text:p>
          </table:table-cell>
          <table:table-cell office:value-type="float" office:value="4" calcext:value-type="float">
            <text:p>4</text:p>
          </table:table-cell>
          <table:table-cell office:value-type="float" office:value="100158" calcext:value-type="float">
            <text:p>100158</text:p>
          </table:table-cell>
          <table:table-cell office:value-type="float" office:value="0.000000633119198097443" calcext:value-type="float">
            <text:p>6.33119198097443E-07</text:p>
          </table:table-cell>
          <table:table-cell office:value-type="float" office:value="0.0000199684498492382" calcext:value-type="float">
            <text:p>1.99684498492382E-05</text:p>
          </table:table-cell>
          <table:table-cell office:value-type="float" office:value="0.000000633119198097443" calcext:value-type="float">
            <text:p>6.33119198097443E-07</text:p>
          </table:table-cell>
          <table:table-cell office:value-type="float" office:value="0.0000199684498492382" calcext:value-type="float">
            <text:p>1.99684498492382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429" calcext:value-type="float">
            <text:p>200429</text:p>
          </table:table-cell>
          <table:table-cell office:value-type="float" office:value="4" calcext:value-type="float">
            <text:p>4</text:p>
          </table:table-cell>
          <table:table-cell office:value-type="float" office:value="200429" calcext:value-type="float">
            <text:p>200429</text:p>
          </table:table-cell>
          <table:table-cell office:value-type="float" office:value="0.0000500133443976854" calcext:value-type="float">
            <text:p>5.00133443976854E-05</text:p>
          </table:table-cell>
          <table:table-cell office:value-type="float" office:value="0.002469702488163" calcext:value-type="float">
            <text:p>0.002469702488163</text:p>
          </table:table-cell>
          <table:table-cell office:value-type="float" office:value="0.0000500133443976854" calcext:value-type="float">
            <text:p>5.00133443976854E-05</text:p>
          </table:table-cell>
          <table:table-cell office:value-type="float" office:value="0.002469702488163" calcext:value-type="float">
            <text:p>0.002469702488163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606" calcext:value-type="float">
            <text:p>300606</text:p>
          </table:table-cell>
          <table:table-cell office:value-type="float" office:value="4" calcext:value-type="float">
            <text:p>4</text:p>
          </table:table-cell>
          <table:table-cell office:value-type="float" office:value="300606" calcext:value-type="float">
            <text:p>300606</text:p>
          </table:table-cell>
          <table:table-cell office:value-type="float" office:value="0.000465819216748" calcext:value-type="float">
            <text:p>0.000465819216748</text:p>
          </table:table-cell>
          <table:table-cell office:value-type="float" office:value="0.025847787469312" calcext:value-type="float">
            <text:p>0.025847787469312</text:p>
          </table:table-cell>
          <table:table-cell office:value-type="float" office:value="0.000465819216748" calcext:value-type="float">
            <text:p>0.000465819216748</text:p>
          </table:table-cell>
          <table:table-cell office:value-type="float" office:value="0.025847787469312" calcext:value-type="float">
            <text:p>0.025847787469312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99699" calcext:value-type="float">
            <text:p>99699</text:p>
          </table:table-cell>
          <table:table-cell office:value-type="float" office:value="5" calcext:value-type="float">
            <text:p>5</text:p>
          </table:table-cell>
          <table:table-cell office:value-type="float" office:value="99699" calcext:value-type="float">
            <text:p>99699</text:p>
          </table:table-cell>
          <table:table-cell office:value-type="float" office:value="0.000000583145770295534" calcext:value-type="float">
            <text:p>5.83145770295534E-07</text:p>
          </table:table-cell>
          <table:table-cell office:value-type="float" office:value="0.000030090572623597" calcext:value-type="float">
            <text:p>3.0090572623597E-05</text:p>
          </table:table-cell>
          <table:table-cell office:value-type="float" office:value="0.000000583145770295534" calcext:value-type="float">
            <text:p>5.83145770295534E-07</text:p>
          </table:table-cell>
          <table:table-cell office:value-type="float" office:value="0.000030090572623597" calcext:value-type="float">
            <text:p>3.0090572623597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640" calcext:value-type="float">
            <text:p>199640</text:p>
          </table:table-cell>
          <table:table-cell office:value-type="float" office:value="5" calcext:value-type="float">
            <text:p>5</text:p>
          </table:table-cell>
          <table:table-cell office:value-type="float" office:value="199640" calcext:value-type="float">
            <text:p>199640</text:p>
          </table:table-cell>
          <table:table-cell office:value-type="float" office:value="0.00000246631692843089" calcext:value-type="float">
            <text:p>2.46631692843089E-06</text:p>
          </table:table-cell>
          <table:table-cell office:value-type="float" office:value="0.000115207373272" calcext:value-type="float">
            <text:p>0.000115207373272</text:p>
          </table:table-cell>
          <table:table-cell office:value-type="float" office:value="0.00000246631692843089" calcext:value-type="float">
            <text:p>2.46631692843089E-06</text:p>
          </table:table-cell>
          <table:table-cell office:value-type="float" office:value="0.000115207373272" calcext:value-type="float">
            <text:p>0.000115207373272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818" calcext:value-type="float">
            <text:p>299818</text:p>
          </table:table-cell>
          <table:table-cell office:value-type="float" office:value="5" calcext:value-type="float">
            <text:p>5</text:p>
          </table:table-cell>
          <table:table-cell office:value-type="float" office:value="299818" calcext:value-type="float">
            <text:p>299818</text:p>
          </table:table-cell>
          <table:table-cell office:value-type="float" office:value="0.000344417556414" calcext:value-type="float">
            <text:p>0.000344417556414</text:p>
          </table:table-cell>
          <table:table-cell office:value-type="float" office:value="0.019144947935081" calcext:value-type="float">
            <text:p>0.019144947935081</text:p>
          </table:table-cell>
          <table:table-cell office:value-type="float" office:value="0.000344417556414" calcext:value-type="float">
            <text:p>0.000344417556414</text:p>
          </table:table-cell>
          <table:table-cell office:value-type="float" office:value="0.019144947935081" calcext:value-type="float">
            <text:p>0.019144947935081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256" calcext:value-type="float">
            <text:p>100256</text:p>
          </table:table-cell>
          <table:table-cell office:value-type="float" office:value="6" calcext:value-type="float">
            <text:p>6</text:p>
          </table:table-cell>
          <table:table-cell office:value-type="float" office:value="100256" calcext:value-type="float">
            <text:p>100256</text:p>
          </table:table-cell>
          <table:table-cell office:value-type="float" office:value="0.000000541866316704721" calcext:value-type="float">
            <text:p>5.41866316704721E-07</text:p>
          </table:table-cell>
          <table:table-cell office:value-type="float" office:value="0.0000199489307373125" calcext:value-type="float">
            <text:p>1.99489307373125E-05</text:p>
          </table:table-cell>
          <table:table-cell office:value-type="float" office:value="0.000000541866316704721" calcext:value-type="float">
            <text:p>5.41866316704721E-07</text:p>
          </table:table-cell>
          <table:table-cell office:value-type="float" office:value="0.0000199489307373125" calcext:value-type="float">
            <text:p>1.99489307373125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843" calcext:value-type="float">
            <text:p>199843</text:p>
          </table:table-cell>
          <table:table-cell office:value-type="float" office:value="6" calcext:value-type="float">
            <text:p>6</text:p>
          </table:table-cell>
          <table:table-cell office:value-type="float" office:value="199843" calcext:value-type="float">
            <text:p>199843</text:p>
          </table:table-cell>
          <table:table-cell office:value-type="float" office:value="0.00000155077608968551" calcext:value-type="float">
            <text:p>1.55077608968551E-06</text:p>
          </table:table-cell>
          <table:table-cell office:value-type="float" office:value="0.0000750589212531838" calcext:value-type="float">
            <text:p>7.50589212531838E-05</text:p>
          </table:table-cell>
          <table:table-cell office:value-type="float" office:value="0.00000155077608968551" calcext:value-type="float">
            <text:p>1.55077608968551E-06</text:p>
          </table:table-cell>
          <table:table-cell office:value-type="float" office:value="0.0000750589212531838" calcext:value-type="float">
            <text:p>7.50589212531838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011" calcext:value-type="float">
            <text:p>300011</text:p>
          </table:table-cell>
          <table:table-cell office:value-type="float" office:value="6" calcext:value-type="float">
            <text:p>6</text:p>
          </table:table-cell>
          <table:table-cell office:value-type="float" office:value="300011" calcext:value-type="float">
            <text:p>300011</text:p>
          </table:table-cell>
          <table:table-cell office:value-type="float" office:value="0.000275983750982" calcext:value-type="float">
            <text:p>0.000275983750982</text:p>
          </table:table-cell>
          <table:table-cell office:value-type="float" office:value="0.015022782497975" calcext:value-type="float">
            <text:p>0.015022782497975</text:p>
          </table:table-cell>
          <table:table-cell office:value-type="float" office:value="0.000275983750982" calcext:value-type="float">
            <text:p>0.000275983750982</text:p>
          </table:table-cell>
          <table:table-cell office:value-type="float" office:value="0.015022782497975" calcext:value-type="float">
            <text:p>0.015022782497975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078" calcext:value-type="float">
            <text:p>100078</text:p>
          </table:table-cell>
          <table:table-cell office:value-type="float" office:value="7" calcext:value-type="float">
            <text:p>7</text:p>
          </table:table-cell>
          <table:table-cell office:value-type="float" office:value="100078" calcext:value-type="float">
            <text:p>100078</text:p>
          </table:table-cell>
          <table:table-cell office:value-type="float" office:value="0.00000051487918213695" calcext:value-type="float">
            <text:p>5.1487918213695E-07</text:p>
          </table:table-cell>
          <table:table-cell office:value-type="float" office:value="0.0000399688243170327" calcext:value-type="float">
            <text:p>3.99688243170327E-05</text:p>
          </table:table-cell>
          <table:table-cell office:value-type="float" office:value="0.00000051487918213695" calcext:value-type="float">
            <text:p>5.1487918213695E-07</text:p>
          </table:table-cell>
          <table:table-cell office:value-type="float" office:value="0.0000399688243170327" calcext:value-type="float">
            <text:p>3.99688243170327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473" calcext:value-type="float">
            <text:p>200473</text:p>
          </table:table-cell>
          <table:table-cell office:value-type="float" office:value="7" calcext:value-type="float">
            <text:p>7</text:p>
          </table:table-cell>
          <table:table-cell office:value-type="float" office:value="200473" calcext:value-type="float">
            <text:p>200473</text:p>
          </table:table-cell>
          <table:table-cell office:value-type="float" office:value="0.00000138521746382851" calcext:value-type="float">
            <text:p>1.38521746382851E-06</text:p>
          </table:table-cell>
          <table:table-cell office:value-type="float" office:value="0.000089787652202541" calcext:value-type="float">
            <text:p>8.9787652202541E-05</text:p>
          </table:table-cell>
          <table:table-cell office:value-type="float" office:value="0.00000138521746382851" calcext:value-type="float">
            <text:p>1.38521746382851E-06</text:p>
          </table:table-cell>
          <table:table-cell office:value-type="float" office:value="0.000089787652202541" calcext:value-type="float">
            <text:p>8.9787652202541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759" calcext:value-type="float">
            <text:p>300759</text:p>
          </table:table-cell>
          <table:table-cell office:value-type="float" office:value="7" calcext:value-type="float">
            <text:p>7</text:p>
          </table:table-cell>
          <table:table-cell office:value-type="float" office:value="300759" calcext:value-type="float">
            <text:p>300759</text:p>
          </table:table-cell>
          <table:table-cell office:value-type="float" office:value="0.000210150516908" calcext:value-type="float">
            <text:p>0.000210150516908</text:p>
          </table:table-cell>
          <table:table-cell office:value-type="float" office:value="0.011357931100981" calcext:value-type="float">
            <text:p>0.011357931100981</text:p>
          </table:table-cell>
          <table:table-cell office:value-type="float" office:value="0.000210150516908" calcext:value-type="float">
            <text:p>0.000210150516908</text:p>
          </table:table-cell>
          <table:table-cell office:value-type="float" office:value="0.011357931100981" calcext:value-type="float">
            <text:p>0.011357931100981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014" calcext:value-type="float">
            <text:p>100014</text:p>
          </table:table-cell>
          <table:table-cell office:value-type="float" office:value="8" calcext:value-type="float">
            <text:p>8</text:p>
          </table:table-cell>
          <table:table-cell office:value-type="float" office:value="100014" calcext:value-type="float">
            <text:p>100014</text:p>
          </table:table-cell>
          <table:table-cell office:value-type="float" office:value="0.000000488795339309457" calcext:value-type="float">
            <text:p>4.88795339309457E-07</text:p>
          </table:table-cell>
          <table:table-cell office:value-type="float" office:value="0.0000299958005879177" calcext:value-type="float">
            <text:p>2.99958005879177E-05</text:p>
          </table:table-cell>
          <table:table-cell office:value-type="float" office:value="0.000000488795339309457" calcext:value-type="float">
            <text:p>4.88795339309457E-07</text:p>
          </table:table-cell>
          <table:table-cell office:value-type="float" office:value="0.0000299958005879177" calcext:value-type="float">
            <text:p>2.99958005879177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272" calcext:value-type="float">
            <text:p>200272</text:p>
          </table:table-cell>
          <table:table-cell office:value-type="float" office:value="8" calcext:value-type="float">
            <text:p>8</text:p>
          </table:table-cell>
          <table:table-cell office:value-type="float" office:value="200272" calcext:value-type="float">
            <text:p>200272</text:p>
          </table:table-cell>
          <table:table-cell office:value-type="float" office:value="0.00000107601620908101" calcext:value-type="float">
            <text:p>1.07601620908101E-06</text:p>
          </table:table-cell>
          <table:table-cell office:value-type="float" office:value="0.0000549253015898378" calcext:value-type="float">
            <text:p>5.49253015898378E-05</text:p>
          </table:table-cell>
          <table:table-cell office:value-type="float" office:value="0.00000107601620908101" calcext:value-type="float">
            <text:p>1.07601620908101E-06</text:p>
          </table:table-cell>
          <table:table-cell office:value-type="float" office:value="0.0000549253015898378" calcext:value-type="float">
            <text:p>5.49253015898378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279" calcext:value-type="float">
            <text:p>300279</text:p>
          </table:table-cell>
          <table:table-cell office:value-type="float" office:value="8" calcext:value-type="float">
            <text:p>8</text:p>
          </table:table-cell>
          <table:table-cell office:value-type="float" office:value="300279" calcext:value-type="float">
            <text:p>300279</text:p>
          </table:table-cell>
          <table:table-cell office:value-type="float" office:value="0.000153084429087" calcext:value-type="float">
            <text:p>0.000153084429087</text:p>
          </table:table-cell>
          <table:table-cell office:value-type="float" office:value="0.008129106597531" calcext:value-type="float">
            <text:p>0.008129106597531</text:p>
          </table:table-cell>
          <table:table-cell office:value-type="float" office:value="0.000153084429087" calcext:value-type="float">
            <text:p>0.000153084429087</text:p>
          </table:table-cell>
          <table:table-cell office:value-type="float" office:value="0.008129106597531" calcext:value-type="float">
            <text:p>0.008129106597531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99424" calcext:value-type="float">
            <text:p>99424</text:p>
          </table:table-cell>
          <table:table-cell office:value-type="float" office:value="9" calcext:value-type="float">
            <text:p>9</text:p>
          </table:table-cell>
          <table:table-cell office:value-type="float" office:value="99424" calcext:value-type="float">
            <text:p>99424</text:p>
          </table:table-cell>
          <table:table-cell office:value-type="float" office:value="0.000000469620247705437" calcext:value-type="float">
            <text:p>4.69620247705437E-07</text:p>
          </table:table-cell>
          <table:table-cell office:value-type="float" office:value="0.0000100579336981011" calcext:value-type="float">
            <text:p>1.00579336981011E-05</text:p>
          </table:table-cell>
          <table:table-cell office:value-type="float" office:value="0.000000469620247705437" calcext:value-type="float">
            <text:p>4.69620247705437E-07</text:p>
          </table:table-cell>
          <table:table-cell office:value-type="float" office:value="0.0000100579336981011" calcext:value-type="float">
            <text:p>1.00579336981011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088" calcext:value-type="float">
            <text:p>199088</text:p>
          </table:table-cell>
          <table:table-cell office:value-type="float" office:value="9" calcext:value-type="float">
            <text:p>9</text:p>
          </table:table-cell>
          <table:table-cell office:value-type="float" office:value="199088" calcext:value-type="float">
            <text:p>199088</text:p>
          </table:table-cell>
          <table:table-cell office:value-type="float" office:value="0.000000895778199551907" calcext:value-type="float">
            <text:p>8.95778199551907E-07</text:p>
          </table:table-cell>
          <table:table-cell office:value-type="float" office:value="0.0000401832355541268" calcext:value-type="float">
            <text:p>4.01832355541268E-05</text:p>
          </table:table-cell>
          <table:table-cell office:value-type="float" office:value="0.000000895778199551907" calcext:value-type="float">
            <text:p>8.95778199551907E-07</text:p>
          </table:table-cell>
          <table:table-cell office:value-type="float" office:value="0.0000401832355541268" calcext:value-type="float">
            <text:p>4.01832355541268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8653" calcext:value-type="float">
            <text:p>298653</text:p>
          </table:table-cell>
          <table:table-cell office:value-type="float" office:value="9" calcext:value-type="float">
            <text:p>9</text:p>
          </table:table-cell>
          <table:table-cell office:value-type="float" office:value="298653" calcext:value-type="float">
            <text:p>298653</text:p>
          </table:table-cell>
          <table:table-cell office:value-type="float" office:value="0.0000867079013740464" calcext:value-type="float">
            <text:p>8.67079013740464E-05</text:p>
          </table:table-cell>
          <table:table-cell office:value-type="float" office:value="0.004624095522228" calcext:value-type="float">
            <text:p>0.004624095522228</text:p>
          </table:table-cell>
          <table:table-cell office:value-type="float" office:value="0.0000867079013740464" calcext:value-type="float">
            <text:p>8.67079013740464E-05</text:p>
          </table:table-cell>
          <table:table-cell office:value-type="float" office:value="0.004624095522228" calcext:value-type="float">
            <text:p>0.004624095522228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99904" calcext:value-type="float">
            <text:p>99904</text:p>
          </table:table-cell>
          <table:table-cell office:value-type="float" office:value="10" calcext:value-type="float">
            <text:p>10</text:p>
          </table:table-cell>
          <table:table-cell office:value-type="float" office:value="99904" calcext:value-type="float">
            <text:p>99904</text:p>
          </table:table-cell>
          <table:table-cell office:value-type="float" office:value="0.000000455600274394758" calcext:value-type="float">
            <text:p>4.55600274394758E-07</text:p>
          </table:table-cell>
          <table:table-cell office:value-type="float" office:value="0.0000200192184497117" calcext:value-type="float">
            <text:p>2.00192184497117E-05</text:p>
          </table:table-cell>
          <table:table-cell office:value-type="float" office:value="0.000000455600274394758" calcext:value-type="float">
            <text:p>4.55600274394758E-07</text:p>
          </table:table-cell>
          <table:table-cell office:value-type="float" office:value="0.0000200192184497117" calcext:value-type="float">
            <text:p>2.00192184497117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455" calcext:value-type="float">
            <text:p>199455</text:p>
          </table:table-cell>
          <table:table-cell office:value-type="float" office:value="10" calcext:value-type="float">
            <text:p>10</text:p>
          </table:table-cell>
          <table:table-cell office:value-type="float" office:value="199455" calcext:value-type="float">
            <text:p>199455</text:p>
          </table:table-cell>
          <table:table-cell office:value-type="float" office:value="0.000000796473288853908" calcext:value-type="float">
            <text:p>7.96473288853908E-07</text:p>
          </table:table-cell>
          <table:table-cell office:value-type="float" office:value="0.0000401092978366048" calcext:value-type="float">
            <text:p>4.01092978366048E-05</text:p>
          </table:table-cell>
          <table:table-cell office:value-type="float" office:value="0.000000796473288853908" calcext:value-type="float">
            <text:p>7.96473288853908E-07</text:p>
          </table:table-cell>
          <table:table-cell office:value-type="float" office:value="0.0000401092978366048" calcext:value-type="float">
            <text:p>4.01092978366048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600" calcext:value-type="float">
            <text:p>299600</text:p>
          </table:table-cell>
          <table:table-cell office:value-type="float" office:value="10" calcext:value-type="float">
            <text:p>10</text:p>
          </table:table-cell>
          <table:table-cell office:value-type="float" office:value="299600" calcext:value-type="float">
            <text:p>299600</text:p>
          </table:table-cell>
          <table:table-cell office:value-type="float" office:value="0.0000590808010943818" calcext:value-type="float">
            <text:p>5.90808010943818E-05</text:p>
          </table:table-cell>
          <table:table-cell office:value-type="float" office:value="0.003247663551402" calcext:value-type="float">
            <text:p>0.003247663551402</text:p>
          </table:table-cell>
          <table:table-cell office:value-type="float" office:value="0.0000590808010943818" calcext:value-type="float">
            <text:p>5.90808010943818E-05</text:p>
          </table:table-cell>
          <table:table-cell office:value-type="float" office:value="0.003247663551402" calcext:value-type="float">
            <text:p>0.003247663551402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194" calcext:value-type="float">
            <text:p>100194</text:p>
          </table:table-cell>
          <table:table-cell office:value-type="float" office:value="11" calcext:value-type="float">
            <text:p>11</text:p>
          </table:table-cell>
          <table:table-cell office:value-type="float" office:value="100194" calcext:value-type="float">
            <text:p>100194</text:p>
          </table:table-cell>
          <table:table-cell office:value-type="float" office:value="0.000000449307804264143" calcext:value-type="float">
            <text:p>4.49307804264143E-07</text:p>
          </table:table-cell>
          <table:table-cell office:value-type="float" office:value="0.0000299419126893826" calcext:value-type="float">
            <text:p>2.99419126893826E-05</text:p>
          </table:table-cell>
          <table:table-cell office:value-type="float" office:value="0.000000449307804264143" calcext:value-type="float">
            <text:p>4.49307804264143E-07</text:p>
          </table:table-cell>
          <table:table-cell office:value-type="float" office:value="0.0000299419126893826" calcext:value-type="float">
            <text:p>2.99419126893826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294" calcext:value-type="float">
            <text:p>200294</text:p>
          </table:table-cell>
          <table:table-cell office:value-type="float" office:value="11" calcext:value-type="float">
            <text:p>11</text:p>
          </table:table-cell>
          <table:table-cell office:value-type="float" office:value="200294" calcext:value-type="float">
            <text:p>200294</text:p>
          </table:table-cell>
          <table:table-cell office:value-type="float" office:value="0.000000839913312303621" calcext:value-type="float">
            <text:p>8.39913312303621E-07</text:p>
          </table:table-cell>
          <table:table-cell office:value-type="float" office:value="0.0000449339470977663" calcext:value-type="float">
            <text:p>4.49339470977663E-05</text:p>
          </table:table-cell>
          <table:table-cell office:value-type="float" office:value="0.000000839913312303621" calcext:value-type="float">
            <text:p>8.39913312303621E-07</text:p>
          </table:table-cell>
          <table:table-cell office:value-type="float" office:value="0.0000449339470977663" calcext:value-type="float">
            <text:p>4.49339470977663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109" calcext:value-type="float">
            <text:p>300109</text:p>
          </table:table-cell>
          <table:table-cell office:value-type="float" office:value="11" calcext:value-type="float">
            <text:p>11</text:p>
          </table:table-cell>
          <table:table-cell office:value-type="float" office:value="300109" calcext:value-type="float">
            <text:p>300109</text:p>
          </table:table-cell>
          <table:table-cell office:value-type="float" office:value="0.0000150545696649116" calcext:value-type="float">
            <text:p>1.50545696649116E-05</text:p>
          </table:table-cell>
          <table:table-cell office:value-type="float" office:value="0.000766388212283" calcext:value-type="float">
            <text:p>0.000766388212283</text:p>
          </table:table-cell>
          <table:table-cell office:value-type="float" office:value="0.0000150545696649116" calcext:value-type="float">
            <text:p>1.50545696649116E-05</text:p>
          </table:table-cell>
          <table:table-cell office:value-type="float" office:value="0.000766388212283" calcext:value-type="float">
            <text:p>0.000766388212283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161" calcext:value-type="float">
            <text:p>100161</text:p>
          </table:table-cell>
          <table:table-cell office:value-type="float" office:value="12" calcext:value-type="float">
            <text:p>12</text:p>
          </table:table-cell>
          <table:table-cell office:value-type="float" office:value="100161" calcext:value-type="float">
            <text:p>100161</text:p>
          </table:table-cell>
          <table:table-cell office:value-type="float" office:value="0.000000436889335227304" calcext:value-type="float">
            <text:p>4.36889335227304E-07</text:p>
          </table:table-cell>
          <table:table-cell office:value-type="float" office:value="0.0000199678517586685" calcext:value-type="float">
            <text:p>1.99678517586685E-05</text:p>
          </table:table-cell>
          <table:table-cell office:value-type="float" office:value="0.000000436889335227304" calcext:value-type="float">
            <text:p>4.36889335227304E-07</text:p>
          </table:table-cell>
          <table:table-cell office:value-type="float" office:value="0.0000199678517586685" calcext:value-type="float">
            <text:p>1.99678517586685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086" calcext:value-type="float">
            <text:p>200086</text:p>
          </table:table-cell>
          <table:table-cell office:value-type="float" office:value="12" calcext:value-type="float">
            <text:p>12</text:p>
          </table:table-cell>
          <table:table-cell office:value-type="float" office:value="200086" calcext:value-type="float">
            <text:p>200086</text:p>
          </table:table-cell>
          <table:table-cell office:value-type="float" office:value="0.000000748622482706735" calcext:value-type="float">
            <text:p>7.48622482706735E-07</text:p>
          </table:table-cell>
          <table:table-cell office:value-type="float" office:value="0.0000249892546205132" calcext:value-type="float">
            <text:p>2.49892546205132E-05</text:p>
          </table:table-cell>
          <table:table-cell office:value-type="float" office:value="0.000000748622482706735" calcext:value-type="float">
            <text:p>7.48622482706735E-07</text:p>
          </table:table-cell>
          <table:table-cell office:value-type="float" office:value="0.0000249892546205132" calcext:value-type="float">
            <text:p>2.49892546205132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312" calcext:value-type="float">
            <text:p>300312</text:p>
          </table:table-cell>
          <table:table-cell office:value-type="float" office:value="12" calcext:value-type="float">
            <text:p>12</text:p>
          </table:table-cell>
          <table:table-cell office:value-type="float" office:value="300312" calcext:value-type="float">
            <text:p>300312</text:p>
          </table:table-cell>
          <table:table-cell office:value-type="float" office:value="0.0000087123889142844" calcext:value-type="float">
            <text:p>8.7123889142844E-06</text:p>
          </table:table-cell>
          <table:table-cell office:value-type="float" office:value="0.00047617144836" calcext:value-type="float">
            <text:p>0.00047617144836</text:p>
          </table:table-cell>
          <table:table-cell office:value-type="float" office:value="0.0000087123889142844" calcext:value-type="float">
            <text:p>8.7123889142844E-06</text:p>
          </table:table-cell>
          <table:table-cell office:value-type="float" office:value="0.00047617144836" calcext:value-type="float">
            <text:p>0.00047617144836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361" calcext:value-type="float">
            <text:p>100361</text:p>
          </table:table-cell>
          <table:table-cell office:value-type="float" office:value="13" calcext:value-type="float">
            <text:p>13</text:p>
          </table:table-cell>
          <table:table-cell office:value-type="float" office:value="100361" calcext:value-type="float">
            <text:p>100361</text:p>
          </table:table-cell>
          <table:table-cell office:value-type="float" office:value="0.000000431884578803473" calcext:value-type="float">
            <text:p>4.31884578803473E-07</text:p>
          </table:table-cell>
          <table:table-cell office:value-type="float" office:value="0.0000298920895567003" calcext:value-type="float">
            <text:p>2.98920895567003E-05</text:p>
          </table:table-cell>
          <table:table-cell office:value-type="float" office:value="0.000000431884578803473" calcext:value-type="float">
            <text:p>4.31884578803473E-07</text:p>
          </table:table-cell>
          <table:table-cell office:value-type="float" office:value="0.0000298920895567003" calcext:value-type="float">
            <text:p>2.98920895567003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483" calcext:value-type="float">
            <text:p>200483</text:p>
          </table:table-cell>
          <table:table-cell office:value-type="float" office:value="13" calcext:value-type="float">
            <text:p>13</text:p>
          </table:table-cell>
          <table:table-cell office:value-type="float" office:value="200483" calcext:value-type="float">
            <text:p>200483</text:p>
          </table:table-cell>
          <table:table-cell office:value-type="float" office:value="0.000000718065204777404" calcext:value-type="float">
            <text:p>7.18065204777404E-07</text:p>
          </table:table-cell>
          <table:table-cell office:value-type="float" office:value="0.0000299277245452233" calcext:value-type="float">
            <text:p>2.99277245452233E-05</text:p>
          </table:table-cell>
          <table:table-cell office:value-type="float" office:value="0.000000718065204777404" calcext:value-type="float">
            <text:p>7.18065204777404E-07</text:p>
          </table:table-cell>
          <table:table-cell office:value-type="float" office:value="0.0000299277245452233" calcext:value-type="float">
            <text:p>2.99277245452233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560" calcext:value-type="float">
            <text:p>300560</text:p>
          </table:table-cell>
          <table:table-cell office:value-type="float" office:value="13" calcext:value-type="float">
            <text:p>13</text:p>
          </table:table-cell>
          <table:table-cell office:value-type="float" office:value="300560" calcext:value-type="float">
            <text:p>300560</text:p>
          </table:table-cell>
          <table:table-cell office:value-type="float" office:value="0.00000325088724299097" calcext:value-type="float">
            <text:p>3.25088724299097E-06</text:p>
          </table:table-cell>
          <table:table-cell office:value-type="float" office:value="0.000182991748736" calcext:value-type="float">
            <text:p>0.000182991748736</text:p>
          </table:table-cell>
          <table:table-cell office:value-type="float" office:value="0.00000325088724299097" calcext:value-type="float">
            <text:p>3.25088724299097E-06</text:p>
          </table:table-cell>
          <table:table-cell office:value-type="float" office:value="0.000182991748736" calcext:value-type="float">
            <text:p>0.000182991748736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169" calcext:value-type="float">
            <text:p>100169</text:p>
          </table:table-cell>
          <table:table-cell office:value-type="float" office:value="14" calcext:value-type="float">
            <text:p>14</text:p>
          </table:table-cell>
          <table:table-cell office:value-type="float" office:value="100169" calcext:value-type="float">
            <text:p>100169</text:p>
          </table:table-cell>
          <table:table-cell office:value-type="float" office:value="0.00000041798555919431" calcext:value-type="float">
            <text:p>4.1798555919431E-07</text:p>
          </table:table-cell>
          <table:table-cell office:value-type="float" office:value="0.00002994938553844" calcext:value-type="float">
            <text:p>2.994938553844E-05</text:p>
          </table:table-cell>
          <table:table-cell office:value-type="float" office:value="0.00000041798555919431" calcext:value-type="float">
            <text:p>4.1798555919431E-07</text:p>
          </table:table-cell>
          <table:table-cell office:value-type="float" office:value="0.00002994938553844" calcext:value-type="float">
            <text:p>2.994938553844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826" calcext:value-type="float">
            <text:p>199826</text:p>
          </table:table-cell>
          <table:table-cell office:value-type="float" office:value="14" calcext:value-type="float">
            <text:p>14</text:p>
          </table:table-cell>
          <table:table-cell office:value-type="float" office:value="199826" calcext:value-type="float">
            <text:p>199826</text:p>
          </table:table-cell>
          <table:table-cell office:value-type="float" office:value="0.000000665047328265587" calcext:value-type="float">
            <text:p>6.65047328265587E-07</text:p>
          </table:table-cell>
          <table:table-cell office:value-type="float" office:value="0.0000350304765145677" calcext:value-type="float">
            <text:p>3.50304765145677E-05</text:p>
          </table:table-cell>
          <table:table-cell office:value-type="float" office:value="0.000000665047328265587" calcext:value-type="float">
            <text:p>6.65047328265587E-07</text:p>
          </table:table-cell>
          <table:table-cell office:value-type="float" office:value="0.0000350304765145677" calcext:value-type="float">
            <text:p>3.50304765145677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274" calcext:value-type="float">
            <text:p>300274</text:p>
          </table:table-cell>
          <table:table-cell office:value-type="float" office:value="14" calcext:value-type="float">
            <text:p>14</text:p>
          </table:table-cell>
          <table:table-cell office:value-type="float" office:value="300274" calcext:value-type="float">
            <text:p>300274</text:p>
          </table:table-cell>
          <table:table-cell office:value-type="float" office:value="0.00000206656446372524" calcext:value-type="float">
            <text:p>2.06656446372524E-06</text:p>
          </table:table-cell>
          <table:table-cell office:value-type="float" office:value="0.0000899178750074931" calcext:value-type="float">
            <text:p>8.99178750074931E-05</text:p>
          </table:table-cell>
          <table:table-cell office:value-type="float" office:value="0.00000206656446372524" calcext:value-type="float">
            <text:p>2.06656446372524E-06</text:p>
          </table:table-cell>
          <table:table-cell office:value-type="float" office:value="0.0000899178750074931" calcext:value-type="float">
            <text:p>8.99178750074931E-05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087" calcext:value-type="float">
            <text:p>100087</text:p>
          </table:table-cell>
          <table:table-cell office:value-type="float" office:value="15" calcext:value-type="float">
            <text:p>15</text:p>
          </table:table-cell>
          <table:table-cell office:value-type="float" office:value="100087" calcext:value-type="float">
            <text:p>100087</text:p>
          </table:table-cell>
          <table:table-cell office:value-type="float" office:value="0.000000414458437530071" calcext:value-type="float">
            <text:p>4.14458437530071E-07</text:p>
          </table:table-cell>
          <table:table-cell office:value-type="float" office:value="0.0000299739226872621" calcext:value-type="float">
            <text:p>2.99739226872621E-05</text:p>
          </table:table-cell>
          <table:table-cell office:value-type="float" office:value="0.000000414458437530071" calcext:value-type="float">
            <text:p>4.14458437530071E-07</text:p>
          </table:table-cell>
          <table:table-cell office:value-type="float" office:value="0.0000299739226872621" calcext:value-type="float">
            <text:p>2.99739226872621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448" calcext:value-type="float">
            <text:p>200448</text:p>
          </table:table-cell>
          <table:table-cell office:value-type="float" office:value="15" calcext:value-type="float">
            <text:p>15</text:p>
          </table:table-cell>
          <table:table-cell office:value-type="float" office:value="200448" calcext:value-type="float">
            <text:p>200448</text:p>
          </table:table-cell>
          <table:table-cell office:value-type="float" office:value="0.000000655797659709711" calcext:value-type="float">
            <text:p>6.55797659709711E-07</text:p>
          </table:table-cell>
          <table:table-cell office:value-type="float" office:value="0.0000399106002554278" calcext:value-type="float">
            <text:p>3.99106002554278E-05</text:p>
          </table:table-cell>
          <table:table-cell office:value-type="float" office:value="0.000000655797659709711" calcext:value-type="float">
            <text:p>6.55797659709711E-07</text:p>
          </table:table-cell>
          <table:table-cell office:value-type="float" office:value="0.0000399106002554278" calcext:value-type="float">
            <text:p>3.99106002554278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538" calcext:value-type="float">
            <text:p>300538</text:p>
          </table:table-cell>
          <table:table-cell office:value-type="float" office:value="15" calcext:value-type="float">
            <text:p>15</text:p>
          </table:table-cell>
          <table:table-cell office:value-type="float" office:value="300538" calcext:value-type="float">
            <text:p>300538</text:p>
          </table:table-cell>
          <table:table-cell office:value-type="float" office:value="0.00000154174534534717" calcext:value-type="float">
            <text:p>1.54174534534717E-06</text:p>
          </table:table-cell>
          <table:table-cell office:value-type="float" office:value="0.000093166255182373" calcext:value-type="float">
            <text:p>9.3166255182373E-05</text:p>
          </table:table-cell>
          <table:table-cell office:value-type="float" office:value="0.00000154174534534717" calcext:value-type="float">
            <text:p>1.54174534534717E-06</text:p>
          </table:table-cell>
          <table:table-cell office:value-type="float" office:value="0.000093166255182373" calcext:value-type="float">
            <text:p>9.3166255182373E-05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423" calcext:value-type="float">
            <text:p>100423</text:p>
          </table:table-cell>
          <table:table-cell office:value-type="float" office:value="16" calcext:value-type="float">
            <text:p>16</text:p>
          </table:table-cell>
          <table:table-cell office:value-type="float" office:value="100423" calcext:value-type="float">
            <text:p>100423</text:p>
          </table:table-cell>
          <table:table-cell office:value-type="float" office:value="0.000000408438665676212" calcext:value-type="float">
            <text:p>4.08438665676212E-07</text:p>
          </table:table-cell>
          <table:table-cell office:value-type="float" office:value="0.0000199157563506368" calcext:value-type="float">
            <text:p>1.99157563506368E-05</text:p>
          </table:table-cell>
          <table:table-cell office:value-type="float" office:value="0.000000408438665676212" calcext:value-type="float">
            <text:p>4.08438665676212E-07</text:p>
          </table:table-cell>
          <table:table-cell office:value-type="float" office:value="0.0000199157563506368" calcext:value-type="float">
            <text:p>1.99157563506368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619" calcext:value-type="float">
            <text:p>200619</text:p>
          </table:table-cell>
          <table:table-cell office:value-type="float" office:value="16" calcext:value-type="float">
            <text:p>16</text:p>
          </table:table-cell>
          <table:table-cell office:value-type="float" office:value="200619" calcext:value-type="float">
            <text:p>200619</text:p>
          </table:table-cell>
          <table:table-cell office:value-type="float" office:value="0.000000630060989785991" calcext:value-type="float">
            <text:p>6.30060989785991E-07</text:p>
          </table:table-cell>
          <table:table-cell office:value-type="float" office:value="0.0000199382909893878" calcext:value-type="float">
            <text:p>1.99382909893878E-05</text:p>
          </table:table-cell>
          <table:table-cell office:value-type="float" office:value="0.000000630060989785991" calcext:value-type="float">
            <text:p>6.30060989785991E-07</text:p>
          </table:table-cell>
          <table:table-cell office:value-type="float" office:value="0.0000199382909893878" calcext:value-type="float">
            <text:p>1.99382909893878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456" calcext:value-type="float">
            <text:p>300456</text:p>
          </table:table-cell>
          <table:table-cell office:value-type="float" office:value="16" calcext:value-type="float">
            <text:p>16</text:p>
          </table:table-cell>
          <table:table-cell office:value-type="float" office:value="300456" calcext:value-type="float">
            <text:p>300456</text:p>
          </table:table-cell>
          <table:table-cell office:value-type="float" office:value="0.00000138602324963855" calcext:value-type="float">
            <text:p>1.38602324963855E-06</text:p>
          </table:table-cell>
          <table:table-cell office:value-type="float" office:value="0.0000865351332641052" calcext:value-type="float">
            <text:p>8.65351332641052E-05</text:p>
          </table:table-cell>
          <table:table-cell office:value-type="float" office:value="0.00000138602324963855" calcext:value-type="float">
            <text:p>1.38602324963855E-06</text:p>
          </table:table-cell>
          <table:table-cell office:value-type="float" office:value="0.0000865351332641052" calcext:value-type="float">
            <text:p>8.65351332641052E-05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241" calcext:value-type="float">
            <text:p>100241</text:p>
          </table:table-cell>
          <table:table-cell office:value-type="float" office:value="17" calcext:value-type="float">
            <text:p>17</text:p>
          </table:table-cell>
          <table:table-cell office:value-type="float" office:value="100241" calcext:value-type="float">
            <text:p>100241</text:p>
          </table:table-cell>
          <table:table-cell office:value-type="float" office:value="0.00000040554645389523" calcext:value-type="float">
            <text:p>4.0554645389523E-07</text:p>
          </table:table-cell>
          <table:table-cell office:value-type="float" office:value="0.00000997595794136132" calcext:value-type="float">
            <text:p>9.97595794136132E-06</text:p>
          </table:table-cell>
          <table:table-cell office:value-type="float" office:value="0.00000040554645389523" calcext:value-type="float">
            <text:p>4.0554645389523E-07</text:p>
          </table:table-cell>
          <table:table-cell office:value-type="float" office:value="0.00000997595794136132" calcext:value-type="float">
            <text:p>9.97595794136132E-06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199952" calcext:value-type="float">
            <text:p>199952</text:p>
          </table:table-cell>
          <table:table-cell office:value-type="float" office:value="17" calcext:value-type="float">
            <text:p>17</text:p>
          </table:table-cell>
          <table:table-cell office:value-type="float" office:value="199952" calcext:value-type="float">
            <text:p>199952</text:p>
          </table:table-cell>
          <table:table-cell office:value-type="float" office:value="0.0000006242657741583" calcext:value-type="float">
            <text:p>6.242657741583E-07</text:p>
          </table:table-cell>
          <table:table-cell office:value-type="float" office:value="0.0000200048011522765" calcext:value-type="float">
            <text:p>2.00048011522765E-05</text:p>
          </table:table-cell>
          <table:table-cell office:value-type="float" office:value="0.0000006242657741583" calcext:value-type="float">
            <text:p>6.242657741583E-07</text:p>
          </table:table-cell>
          <table:table-cell office:value-type="float" office:value="0.0000200048011522765" calcext:value-type="float">
            <text:p>2.00048011522765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299254" calcext:value-type="float">
            <text:p>299254</text:p>
          </table:table-cell>
          <table:table-cell office:value-type="float" office:value="17" calcext:value-type="float">
            <text:p>17</text:p>
          </table:table-cell>
          <table:table-cell office:value-type="float" office:value="299254" calcext:value-type="float">
            <text:p>299254</text:p>
          </table:table-cell>
          <table:table-cell office:value-type="float" office:value="0.00000111578813720686" calcext:value-type="float">
            <text:p>1.11578813720686E-06</text:p>
          </table:table-cell>
          <table:table-cell office:value-type="float" office:value="0.0000534662861649301" calcext:value-type="float">
            <text:p>5.34662861649301E-05</text:p>
          </table:table-cell>
          <table:table-cell office:value-type="float" office:value="0.00000111578813720686" calcext:value-type="float">
            <text:p>1.11578813720686E-06</text:p>
          </table:table-cell>
          <table:table-cell office:value-type="float" office:value="0.0000534662861649301" calcext:value-type="float">
            <text:p>5.34662861649301E-05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551" calcext:value-type="float">
            <text:p>100551</text:p>
          </table:table-cell>
          <table:table-cell office:value-type="float" office:value="18" calcext:value-type="float">
            <text:p>18</text:p>
          </table:table-cell>
          <table:table-cell office:value-type="float" office:value="100551" calcext:value-type="float">
            <text:p>100551</text:p>
          </table:table-cell>
          <table:table-cell office:value-type="float" office:value="0.000000399385948590568" calcext:value-type="float">
            <text:p>3.99385948590568E-07</text:p>
          </table:table-cell>
          <table:table-cell office:value-type="float" office:value="0.000029835605811976" calcext:value-type="float">
            <text:p>2.9835605811976E-05</text:p>
          </table:table-cell>
          <table:table-cell office:value-type="float" office:value="0.000000399385948590568" calcext:value-type="float">
            <text:p>3.99385948590568E-07</text:p>
          </table:table-cell>
          <table:table-cell office:value-type="float" office:value="0.000029835605811976" calcext:value-type="float">
            <text:p>2.9835605811976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566" calcext:value-type="float">
            <text:p>200566</text:p>
          </table:table-cell>
          <table:table-cell office:value-type="float" office:value="18" calcext:value-type="float">
            <text:p>18</text:p>
          </table:table-cell>
          <table:table-cell office:value-type="float" office:value="200566" calcext:value-type="float">
            <text:p>200566</text:p>
          </table:table-cell>
          <table:table-cell office:value-type="float" office:value="0.000000589942609024382" calcext:value-type="float">
            <text:p>5.89942609024382E-07</text:p>
          </table:table-cell>
          <table:table-cell office:value-type="float" office:value="0.0000498588993149387" calcext:value-type="float">
            <text:p>4.98588993149387E-05</text:p>
          </table:table-cell>
          <table:table-cell office:value-type="float" office:value="0.000000589942609024382" calcext:value-type="float">
            <text:p>5.89942609024382E-07</text:p>
          </table:table-cell>
          <table:table-cell office:value-type="float" office:value="0.0000498588993149387" calcext:value-type="float">
            <text:p>4.98588993149387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902" calcext:value-type="float">
            <text:p>300902</text:p>
          </table:table-cell>
          <table:table-cell office:value-type="float" office:value="18" calcext:value-type="float">
            <text:p>18</text:p>
          </table:table-cell>
          <table:table-cell office:value-type="float" office:value="300902" calcext:value-type="float">
            <text:p>300902</text:p>
          </table:table-cell>
          <table:table-cell office:value-type="float" office:value="0.00000115129816983869" calcext:value-type="float">
            <text:p>1.15129816983869E-06</text:p>
          </table:table-cell>
          <table:table-cell office:value-type="float" office:value="0.000112993599245" calcext:value-type="float">
            <text:p>0.000112993599245</text:p>
          </table:table-cell>
          <table:table-cell office:value-type="float" office:value="0.00000115129816983869" calcext:value-type="float">
            <text:p>1.15129816983869E-06</text:p>
          </table:table-cell>
          <table:table-cell office:value-type="float" office:value="0.000112993599245" calcext:value-type="float">
            <text:p>0.000112993599245</text:p>
          </table:table-cell>
        </table:table-row>
        <table:table-row table:style-name="ro1" table:visibility="filter">
          <table:table-cell office:value-type="float" office:value="3000000" calcext:value-type="float">
            <text:p>3000000</text:p>
          </table:table-cell>
          <table:table-cell office:value-type="float" office:value="100425" calcext:value-type="float">
            <text:p>100425</text:p>
          </table:table-cell>
          <table:table-cell office:value-type="float" office:value="19" calcext:value-type="float">
            <text:p>19</text:p>
          </table:table-cell>
          <table:table-cell office:value-type="float" office:value="100425" calcext:value-type="float">
            <text:p>100425</text:p>
          </table:table-cell>
          <table:table-cell office:value-type="float" office:value="0.000000391799899367404" calcext:value-type="float">
            <text:p>3.91799899367404E-07</text:p>
          </table:table-cell>
          <table:table-cell office:value-type="float" office:value="0.000019915359721185" calcext:value-type="float">
            <text:p>1.9915359721185E-05</text:p>
          </table:table-cell>
          <table:table-cell office:value-type="float" office:value="0.000000391799899367404" calcext:value-type="float">
            <text:p>3.91799899367404E-07</text:p>
          </table:table-cell>
          <table:table-cell office:value-type="float" office:value="0.000019915359721185" calcext:value-type="float">
            <text:p>1.9915359721185E-05</text:p>
          </table:table-cell>
        </table:table-row>
        <table:table-row table:style-name="ro1" table:visibility="filter">
          <table:table-cell office:value-type="float" office:value="4000000" calcext:value-type="float">
            <text:p>4000000</text:p>
          </table:table-cell>
          <table:table-cell office:value-type="float" office:value="200360" calcext:value-type="float">
            <text:p>200360</text:p>
          </table:table-cell>
          <table:table-cell office:value-type="float" office:value="19" calcext:value-type="float">
            <text:p>19</text:p>
          </table:table-cell>
          <table:table-cell office:value-type="float" office:value="200360" calcext:value-type="float">
            <text:p>200360</text:p>
          </table:table-cell>
          <table:table-cell office:value-type="float" office:value="0.000000574974097025407" calcext:value-type="float">
            <text:p>5.74974097025407E-07</text:p>
          </table:table-cell>
          <table:table-cell office:value-type="float" office:value="0.000024955080854462" calcext:value-type="float">
            <text:p>2.4955080854462E-05</text:p>
          </table:table-cell>
          <table:table-cell office:value-type="float" office:value="0.000000574974097025407" calcext:value-type="float">
            <text:p>5.74974097025407E-07</text:p>
          </table:table-cell>
          <table:table-cell office:value-type="float" office:value="0.000024955080854462" calcext:value-type="float">
            <text:p>2.4955080854462E-05</text:p>
          </table:table-cell>
        </table:table-row>
        <table:table-row table:style-name="ro1" table:visibility="filter">
          <table:table-cell office:value-type="float" office:value="4500000" calcext:value-type="float">
            <text:p>4500000</text:p>
          </table:table-cell>
          <table:table-cell office:value-type="float" office:value="300778" calcext:value-type="float">
            <text:p>300778</text:p>
          </table:table-cell>
          <table:table-cell office:value-type="float" office:value="19" calcext:value-type="float">
            <text:p>19</text:p>
          </table:table-cell>
          <table:table-cell office:value-type="float" office:value="300778" calcext:value-type="float">
            <text:p>300778</text:p>
          </table:table-cell>
          <table:table-cell office:value-type="float" office:value="0.00000116617981799585" calcext:value-type="float">
            <text:p>1.16617981799585E-06</text:p>
          </table:table-cell>
          <table:table-cell office:value-type="float" office:value="0.0000531953799812486" calcext:value-type="float">
            <text:p>5.31953799812486E-05</text:p>
          </table:table-cell>
          <table:table-cell office:value-type="float" office:value="0.00000116617981799585" calcext:value-type="float">
            <text:p>1.16617981799585E-06</text:p>
          </table:table-cell>
          <table:table-cell office:value-type="float" office:value="0.0000531953799812486" calcext:value-type="float">
            <text:p>5.31953799812486E-05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0259" calcext:value-type="float">
            <text:p>1000259</text:p>
          </table:table-cell>
          <table:table-cell office:value-type="float" office:value="0" calcext:value-type="float">
            <text:p>0</text:p>
          </table:table-cell>
          <table:table-cell office:value-type="float" office:value="1000259" calcext:value-type="float">
            <text:p>1000259</text:p>
          </table:table-cell>
          <table:table-cell office:value-type="float" office:value="0.000000564893000808438" calcext:value-type="float">
            <text:p>5.64893000808438E-07</text:p>
          </table:table-cell>
          <table:table-cell office:value-type="float" office:value="0.0000329914552130998" calcext:value-type="float">
            <text:p>3.29914552130998E-05</text:p>
          </table:table-cell>
          <table:table-cell office:value-type="float" office:value="0.000000564893000808438" calcext:value-type="float">
            <text:p>5.64893000808438E-07</text:p>
          </table:table-cell>
          <table:table-cell office:value-type="float" office:value="0.0000329914552130998" calcext:value-type="float">
            <text:p>3.29914552130998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2164" calcext:value-type="float">
            <text:p>2002164</text:p>
          </table:table-cell>
          <table:table-cell office:value-type="float" office:value="0" calcext:value-type="float">
            <text:p>0</text:p>
          </table:table-cell>
          <table:table-cell office:value-type="float" office:value="2002164" calcext:value-type="float">
            <text:p>2002164</text:p>
          </table:table-cell>
          <table:table-cell office:value-type="float" office:value="0.001562545527181" calcext:value-type="float">
            <text:p>0.001562545527181</text:p>
          </table:table-cell>
          <table:table-cell office:value-type="float" office:value="0.416047336781602" calcext:value-type="float">
            <text:p>0.416047336781602</text:p>
          </table:table-cell>
          <table:table-cell office:value-type="float" office:value="0.001562545527181" calcext:value-type="float">
            <text:p>0.001562545527181</text:p>
          </table:table-cell>
          <table:table-cell office:value-type="float" office:value="0.416047336781602" calcext:value-type="float">
            <text:p>0.416047336781602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0086" calcext:value-type="float">
            <text:p>1000086</text:p>
          </table:table-cell>
          <table:table-cell office:value-type="float" office:value="1" calcext:value-type="float">
            <text:p>1</text:p>
          </table:table-cell>
          <table:table-cell office:value-type="float" office:value="1000086" calcext:value-type="float">
            <text:p>1000086</text:p>
          </table:table-cell>
          <table:table-cell office:value-type="float" office:value="0.000000487040070109177" calcext:value-type="float">
            <text:p>4.87040070109177E-07</text:p>
          </table:table-cell>
          <table:table-cell office:value-type="float" office:value="0.0000209981941553026" calcext:value-type="float">
            <text:p>2.09981941553026E-05</text:p>
          </table:table-cell>
          <table:table-cell office:value-type="float" office:value="0.000000487040070109177" calcext:value-type="float">
            <text:p>4.87040070109177E-07</text:p>
          </table:table-cell>
          <table:table-cell office:value-type="float" office:value="0.0000209981941553026" calcext:value-type="float">
            <text:p>2.09981941553026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0189" calcext:value-type="float">
            <text:p>2000189</text:p>
          </table:table-cell>
          <table:table-cell office:value-type="float" office:value="1" calcext:value-type="float">
            <text:p>1</text:p>
          </table:table-cell>
          <table:table-cell office:value-type="float" office:value="2000189" calcext:value-type="float">
            <text:p>2000189</text:p>
          </table:table-cell>
          <table:table-cell office:value-type="float" office:value="0.001876419466291" calcext:value-type="float">
            <text:p>0.001876419466291</text:p>
          </table:table-cell>
          <table:table-cell office:value-type="float" office:value="0.395477627364214" calcext:value-type="float">
            <text:p>0.395477627364214</text:p>
          </table:table-cell>
          <table:table-cell office:value-type="float" office:value="0.001876419466291" calcext:value-type="float">
            <text:p>0.001876419466291</text:p>
          </table:table-cell>
          <table:table-cell office:value-type="float" office:value="0.395477627364214" calcext:value-type="float">
            <text:p>0.395477627364214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1639" calcext:value-type="float">
            <text:p>1001639</text:p>
          </table:table-cell>
          <table:table-cell office:value-type="float" office:value="2" calcext:value-type="float">
            <text:p>2</text:p>
          </table:table-cell>
          <table:table-cell office:value-type="float" office:value="1001639" calcext:value-type="float">
            <text:p>1001639</text:p>
          </table:table-cell>
          <table:table-cell office:value-type="float" office:value="0.000000433213739667122" calcext:value-type="float">
            <text:p>4.33213739667122E-07</text:p>
          </table:table-cell>
          <table:table-cell office:value-type="float" office:value="0.0000219640010023571" calcext:value-type="float">
            <text:p>2.19640010023571E-05</text:p>
          </table:table-cell>
          <table:table-cell office:value-type="float" office:value="0.000000433213739667122" calcext:value-type="float">
            <text:p>4.33213739667122E-07</text:p>
          </table:table-cell>
          <table:table-cell office:value-type="float" office:value="0.0000219640010023571" calcext:value-type="float">
            <text:p>2.19640010023571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903" calcext:value-type="float">
            <text:p>1999903</text:p>
          </table:table-cell>
          <table:table-cell office:value-type="float" office:value="2" calcext:value-type="float">
            <text:p>2</text:p>
          </table:table-cell>
          <table:table-cell office:value-type="float" office:value="1999903" calcext:value-type="float">
            <text:p>1999903</text:p>
          </table:table-cell>
          <table:table-cell office:value-type="float" office:value="0.002203786243485" calcext:value-type="float">
            <text:p>0.002203786243485</text:p>
          </table:table-cell>
          <table:table-cell office:value-type="float" office:value="0.370562472279906" calcext:value-type="float">
            <text:p>0.370562472279906</text:p>
          </table:table-cell>
          <table:table-cell office:value-type="float" office:value="0.002203786243485" calcext:value-type="float">
            <text:p>0.002203786243485</text:p>
          </table:table-cell>
          <table:table-cell office:value-type="float" office:value="0.370562472279906" calcext:value-type="float">
            <text:p>0.370562472279906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992" calcext:value-type="float">
            <text:p>999992</text:p>
          </table:table-cell>
          <table:table-cell office:value-type="float" office:value="3" calcext:value-type="float">
            <text:p>3</text:p>
          </table:table-cell>
          <table:table-cell office:value-type="float" office:value="999992" calcext:value-type="float">
            <text:p>999992</text:p>
          </table:table-cell>
          <table:table-cell office:value-type="float" office:value="0.000000398720400031232" calcext:value-type="float">
            <text:p>3.98720400031232E-07</text:p>
          </table:table-cell>
          <table:table-cell office:value-type="float" office:value="0.00002000016000128" calcext:value-type="float">
            <text:p>2.000016000128E-05</text:p>
          </table:table-cell>
          <table:table-cell office:value-type="float" office:value="0.000000398720400031232" calcext:value-type="float">
            <text:p>3.98720400031232E-07</text:p>
          </table:table-cell>
          <table:table-cell office:value-type="float" office:value="0.00002000016000128" calcext:value-type="float">
            <text:p>2.000016000128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1182" calcext:value-type="float">
            <text:p>2001182</text:p>
          </table:table-cell>
          <table:table-cell office:value-type="float" office:value="3" calcext:value-type="float">
            <text:p>3</text:p>
          </table:table-cell>
          <table:table-cell office:value-type="float" office:value="2001182" calcext:value-type="float">
            <text:p>2001182</text:p>
          </table:table-cell>
          <table:table-cell office:value-type="float" office:value="0.002442985079293" calcext:value-type="float">
            <text:p>0.002442985079293</text:p>
          </table:table-cell>
          <table:table-cell office:value-type="float" office:value="0.349557411569762" calcext:value-type="float">
            <text:p>0.349557411569762</text:p>
          </table:table-cell>
          <table:table-cell office:value-type="float" office:value="0.002442985079293" calcext:value-type="float">
            <text:p>0.002442985079293</text:p>
          </table:table-cell>
          <table:table-cell office:value-type="float" office:value="0.349557411569762" calcext:value-type="float">
            <text:p>0.349557411569762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8637" calcext:value-type="float">
            <text:p>998637</text:p>
          </table:table-cell>
          <table:table-cell office:value-type="float" office:value="4" calcext:value-type="float">
            <text:p>4</text:p>
          </table:table-cell>
          <table:table-cell office:value-type="float" office:value="998637" calcext:value-type="float">
            <text:p>998637</text:p>
          </table:table-cell>
          <table:table-cell office:value-type="float" office:value="0.000000376395334502753" calcext:value-type="float">
            <text:p>3.76395334502753E-07</text:p>
          </table:table-cell>
          <table:table-cell office:value-type="float" office:value="0.0000280382160885287" calcext:value-type="float">
            <text:p>2.80382160885287E-05</text:p>
          </table:table-cell>
          <table:table-cell office:value-type="float" office:value="0.000000376395334502753" calcext:value-type="float">
            <text:p>3.76395334502753E-07</text:p>
          </table:table-cell>
          <table:table-cell office:value-type="float" office:value="0.0000280382160885287" calcext:value-type="float">
            <text:p>2.80382160885287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8403" calcext:value-type="float">
            <text:p>1998403</text:p>
          </table:table-cell>
          <table:table-cell office:value-type="float" office:value="4" calcext:value-type="float">
            <text:p>4</text:p>
          </table:table-cell>
          <table:table-cell office:value-type="float" office:value="1998403" calcext:value-type="float">
            <text:p>1998403</text:p>
          </table:table-cell>
          <table:table-cell office:value-type="float" office:value="0.002611354213885" calcext:value-type="float">
            <text:p>0.002611354213885</text:p>
          </table:table-cell>
          <table:table-cell office:value-type="float" office:value="0.32638311691886" calcext:value-type="float">
            <text:p>0.32638311691886</text:p>
          </table:table-cell>
          <table:table-cell office:value-type="float" office:value="0.002611354213885" calcext:value-type="float">
            <text:p>0.002611354213885</text:p>
          </table:table-cell>
          <table:table-cell office:value-type="float" office:value="0.32638311691886" calcext:value-type="float">
            <text:p>0.32638311691886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1345" calcext:value-type="float">
            <text:p>1001345</text:p>
          </table:table-cell>
          <table:table-cell office:value-type="float" office:value="5" calcext:value-type="float">
            <text:p>5</text:p>
          </table:table-cell>
          <table:table-cell office:value-type="float" office:value="1001345" calcext:value-type="float">
            <text:p>1001345</text:p>
          </table:table-cell>
          <table:table-cell office:value-type="float" office:value="0.000000360427568439003" calcext:value-type="float">
            <text:p>3.60427568439003E-07</text:p>
          </table:table-cell>
          <table:table-cell office:value-type="float" office:value="0.0000189744793253075" calcext:value-type="float">
            <text:p>1.89744793253075E-05</text:p>
          </table:table-cell>
          <table:table-cell office:value-type="float" office:value="0.000000360427568439003" calcext:value-type="float">
            <text:p>3.60427568439003E-07</text:p>
          </table:table-cell>
          <table:table-cell office:value-type="float" office:value="0.0000189744793253075" calcext:value-type="float">
            <text:p>1.89744793253075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0694" calcext:value-type="float">
            <text:p>2000694</text:p>
          </table:table-cell>
          <table:table-cell office:value-type="float" office:value="5" calcext:value-type="float">
            <text:p>5</text:p>
          </table:table-cell>
          <table:table-cell office:value-type="float" office:value="2000694" calcext:value-type="float">
            <text:p>2000694</text:p>
          </table:table-cell>
          <table:table-cell office:value-type="float" office:value="0.00271360191271" calcext:value-type="float">
            <text:p>0.00271360191271</text:p>
          </table:table-cell>
          <table:table-cell office:value-type="float" office:value="0.30558646149786" calcext:value-type="float">
            <text:p>0.30558646149786</text:p>
          </table:table-cell>
          <table:table-cell office:value-type="float" office:value="0.00271360191271" calcext:value-type="float">
            <text:p>0.00271360191271</text:p>
          </table:table-cell>
          <table:table-cell office:value-type="float" office:value="0.30558646149786" calcext:value-type="float">
            <text:p>0.30558646149786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0286" calcext:value-type="float">
            <text:p>1000286</text:p>
          </table:table-cell>
          <table:table-cell office:value-type="float" office:value="6" calcext:value-type="float">
            <text:p>6</text:p>
          </table:table-cell>
          <table:table-cell office:value-type="float" office:value="1000286" calcext:value-type="float">
            <text:p>1000286</text:p>
          </table:table-cell>
          <table:table-cell office:value-type="float" office:value="0.000000347726766369759" calcext:value-type="float">
            <text:p>3.47726766369759E-07</text:p>
          </table:table-cell>
          <table:table-cell office:value-type="float" office:value="0.0000149957112265892" calcext:value-type="float">
            <text:p>1.49957112265892E-05</text:p>
          </table:table-cell>
          <table:table-cell office:value-type="float" office:value="0.000000347726766369759" calcext:value-type="float">
            <text:p>3.47726766369759E-07</text:p>
          </table:table-cell>
          <table:table-cell office:value-type="float" office:value="0.0000149957112265892" calcext:value-type="float">
            <text:p>1.49957112265892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2001" calcext:value-type="float">
            <text:p>2002001</text:p>
          </table:table-cell>
          <table:table-cell office:value-type="float" office:value="6" calcext:value-type="float">
            <text:p>6</text:p>
          </table:table-cell>
          <table:table-cell office:value-type="float" office:value="2002001" calcext:value-type="float">
            <text:p>2002001</text:p>
          </table:table-cell>
          <table:table-cell office:value-type="float" office:value="0.002771230545831" calcext:value-type="float">
            <text:p>0.002771230545831</text:p>
          </table:table-cell>
          <table:table-cell office:value-type="float" office:value="0.291338016314677" calcext:value-type="float">
            <text:p>0.291338016314677</text:p>
          </table:table-cell>
          <table:table-cell office:value-type="float" office:value="0.002771230545831" calcext:value-type="float">
            <text:p>0.002771230545831</text:p>
          </table:table-cell>
          <table:table-cell office:value-type="float" office:value="0.291338016314677" calcext:value-type="float">
            <text:p>0.291338016314677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1125" calcext:value-type="float">
            <text:p>1001125</text:p>
          </table:table-cell>
          <table:table-cell office:value-type="float" office:value="7" calcext:value-type="float">
            <text:p>7</text:p>
          </table:table-cell>
          <table:table-cell office:value-type="float" office:value="1001125" calcext:value-type="float">
            <text:p>1001125</text:p>
          </table:table-cell>
          <table:table-cell office:value-type="float" office:value="0.000000338817963887984" calcext:value-type="float">
            <text:p>3.38817963887984E-07</text:p>
          </table:table-cell>
          <table:table-cell office:value-type="float" office:value="0.0000119865151704333" calcext:value-type="float">
            <text:p>1.19865151704333E-05</text:p>
          </table:table-cell>
          <table:table-cell office:value-type="float" office:value="0.000000338817963887984" calcext:value-type="float">
            <text:p>3.38817963887984E-07</text:p>
          </table:table-cell>
          <table:table-cell office:value-type="float" office:value="0.0000119865151704333" calcext:value-type="float">
            <text:p>1.19865151704333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1128" calcext:value-type="float">
            <text:p>2001128</text:p>
          </table:table-cell>
          <table:table-cell office:value-type="float" office:value="7" calcext:value-type="float">
            <text:p>7</text:p>
          </table:table-cell>
          <table:table-cell office:value-type="float" office:value="2001128" calcext:value-type="float">
            <text:p>2001128</text:p>
          </table:table-cell>
          <table:table-cell office:value-type="float" office:value="0.002798819166868" calcext:value-type="float">
            <text:p>0.002798819166868</text:p>
          </table:table-cell>
          <table:table-cell office:value-type="float" office:value="0.271384439176305" calcext:value-type="float">
            <text:p>0.271384439176305</text:p>
          </table:table-cell>
          <table:table-cell office:value-type="float" office:value="0.002798819166868" calcext:value-type="float">
            <text:p>0.002798819166868</text:p>
          </table:table-cell>
          <table:table-cell office:value-type="float" office:value="0.271384439176305" calcext:value-type="float">
            <text:p>0.271384439176305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640" calcext:value-type="float">
            <text:p>999640</text:p>
          </table:table-cell>
          <table:table-cell office:value-type="float" office:value="8" calcext:value-type="float">
            <text:p>8</text:p>
          </table:table-cell>
          <table:table-cell office:value-type="float" office:value="999640" calcext:value-type="float">
            <text:p>999640</text:p>
          </table:table-cell>
          <table:table-cell office:value-type="float" office:value="0.000000330508293408147" calcext:value-type="float">
            <text:p>3.30508293408147E-07</text:p>
          </table:table-cell>
          <table:table-cell office:value-type="float" office:value="0.0000170061222039934" calcext:value-type="float">
            <text:p>1.70061222039934E-05</text:p>
          </table:table-cell>
          <table:table-cell office:value-type="float" office:value="0.000000330508293408147" calcext:value-type="float">
            <text:p>3.30508293408147E-07</text:p>
          </table:table-cell>
          <table:table-cell office:value-type="float" office:value="0.0000170061222039934" calcext:value-type="float">
            <text:p>1.70061222039934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138" calcext:value-type="float">
            <text:p>1999138</text:p>
          </table:table-cell>
          <table:table-cell office:value-type="float" office:value="8" calcext:value-type="float">
            <text:p>8</text:p>
          </table:table-cell>
          <table:table-cell office:value-type="float" office:value="1999138" calcext:value-type="float">
            <text:p>1999138</text:p>
          </table:table-cell>
          <table:table-cell office:value-type="float" office:value="0.002789367572001" calcext:value-type="float">
            <text:p>0.002789367572001</text:p>
          </table:table-cell>
          <table:table-cell office:value-type="float" office:value="0.255040422422064" calcext:value-type="float">
            <text:p>0.255040422422064</text:p>
          </table:table-cell>
          <table:table-cell office:value-type="float" office:value="0.002789367572001" calcext:value-type="float">
            <text:p>0.002789367572001</text:p>
          </table:table-cell>
          <table:table-cell office:value-type="float" office:value="0.255040422422064" calcext:value-type="float">
            <text:p>0.255040422422064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8914" calcext:value-type="float">
            <text:p>998914</text:p>
          </table:table-cell>
          <table:table-cell office:value-type="float" office:value="9" calcext:value-type="float">
            <text:p>9</text:p>
          </table:table-cell>
          <table:table-cell office:value-type="float" office:value="998914" calcext:value-type="float">
            <text:p>998914</text:p>
          </table:table-cell>
          <table:table-cell office:value-type="float" office:value="0.000000323515032394501" calcext:value-type="float">
            <text:p>3.23515032394501E-07</text:p>
          </table:table-cell>
          <table:table-cell office:value-type="float" office:value="0.0000150163077101732" calcext:value-type="float">
            <text:p>1.50163077101732E-05</text:p>
          </table:table-cell>
          <table:table-cell office:value-type="float" office:value="0.000000323515032394501" calcext:value-type="float">
            <text:p>3.23515032394501E-07</text:p>
          </table:table-cell>
          <table:table-cell office:value-type="float" office:value="0.0000150163077101732" calcext:value-type="float">
            <text:p>1.50163077101732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857" calcext:value-type="float">
            <text:p>1999857</text:p>
          </table:table-cell>
          <table:table-cell office:value-type="float" office:value="9" calcext:value-type="float">
            <text:p>9</text:p>
          </table:table-cell>
          <table:table-cell office:value-type="float" office:value="1999857" calcext:value-type="float">
            <text:p>1999857</text:p>
          </table:table-cell>
          <table:table-cell office:value-type="float" office:value="0.002773844161505" calcext:value-type="float">
            <text:p>0.002773844161505</text:p>
          </table:table-cell>
          <table:table-cell office:value-type="float" office:value="0.24152176880647" calcext:value-type="float">
            <text:p>0.24152176880647</text:p>
          </table:table-cell>
          <table:table-cell office:value-type="float" office:value="0.002773844161505" calcext:value-type="float">
            <text:p>0.002773844161505</text:p>
          </table:table-cell>
          <table:table-cell office:value-type="float" office:value="0.24152176880647" calcext:value-type="float">
            <text:p>0.24152176880647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096" calcext:value-type="float">
            <text:p>999096</text:p>
          </table:table-cell>
          <table:table-cell office:value-type="float" office:value="10" calcext:value-type="float">
            <text:p>10</text:p>
          </table:table-cell>
          <table:table-cell office:value-type="float" office:value="999096" calcext:value-type="float">
            <text:p>999096</text:p>
          </table:table-cell>
          <table:table-cell office:value-type="float" office:value="0.00000031767806093995" calcext:value-type="float">
            <text:p>3.1767806093995E-07</text:p>
          </table:table-cell>
          <table:table-cell office:value-type="float" office:value="0.0000130117626334206" calcext:value-type="float">
            <text:p>1.30117626334206E-05</text:p>
          </table:table-cell>
          <table:table-cell office:value-type="float" office:value="0.00000031767806093995" calcext:value-type="float">
            <text:p>3.1767806093995E-07</text:p>
          </table:table-cell>
          <table:table-cell office:value-type="float" office:value="0.0000130117626334206" calcext:value-type="float">
            <text:p>1.30117626334206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315" calcext:value-type="float">
            <text:p>1999315</text:p>
          </table:table-cell>
          <table:table-cell office:value-type="float" office:value="10" calcext:value-type="float">
            <text:p>10</text:p>
          </table:table-cell>
          <table:table-cell office:value-type="float" office:value="1999315" calcext:value-type="float">
            <text:p>1999315</text:p>
          </table:table-cell>
          <table:table-cell office:value-type="float" office:value="0.002710837862747" calcext:value-type="float">
            <text:p>0.002710837862747</text:p>
          </table:table-cell>
          <table:table-cell office:value-type="float" office:value="0.225893868650013" calcext:value-type="float">
            <text:p>0.225893868650013</text:p>
          </table:table-cell>
          <table:table-cell office:value-type="float" office:value="0.002710837862747" calcext:value-type="float">
            <text:p>0.002710837862747</text:p>
          </table:table-cell>
          <table:table-cell office:value-type="float" office:value="0.225893868650013" calcext:value-type="float">
            <text:p>0.225893868650013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348" calcext:value-type="float">
            <text:p>999348</text:p>
          </table:table-cell>
          <table:table-cell office:value-type="float" office:value="11" calcext:value-type="float">
            <text:p>11</text:p>
          </table:table-cell>
          <table:table-cell office:value-type="float" office:value="999348" calcext:value-type="float">
            <text:p>999348</text:p>
          </table:table-cell>
          <table:table-cell office:value-type="float" office:value="0.000000312385019580358" calcext:value-type="float">
            <text:p>3.12385019580358E-07</text:p>
          </table:table-cell>
          <table:table-cell office:value-type="float" office:value="0.0000140091339553389" calcext:value-type="float">
            <text:p>1.40091339553389E-05</text:p>
          </table:table-cell>
          <table:table-cell office:value-type="float" office:value="0.000000312385019580358" calcext:value-type="float">
            <text:p>3.12385019580358E-07</text:p>
          </table:table-cell>
          <table:table-cell office:value-type="float" office:value="0.0000140091339553389" calcext:value-type="float">
            <text:p>1.40091339553389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8541" calcext:value-type="float">
            <text:p>1998541</text:p>
          </table:table-cell>
          <table:table-cell office:value-type="float" office:value="11" calcext:value-type="float">
            <text:p>11</text:p>
          </table:table-cell>
          <table:table-cell office:value-type="float" office:value="1998541" calcext:value-type="float">
            <text:p>1998541</text:p>
          </table:table-cell>
          <table:table-cell office:value-type="float" office:value="0.002660788567943" calcext:value-type="float">
            <text:p>0.002660788567943</text:p>
          </table:table-cell>
          <table:table-cell office:value-type="float" office:value="0.211437243469111" calcext:value-type="float">
            <text:p>0.211437243469111</text:p>
          </table:table-cell>
          <table:table-cell office:value-type="float" office:value="0.002660788567943" calcext:value-type="float">
            <text:p>0.002660788567943</text:p>
          </table:table-cell>
          <table:table-cell office:value-type="float" office:value="0.211437243469111" calcext:value-type="float">
            <text:p>0.211437243469111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0064" calcext:value-type="float">
            <text:p>1000064</text:p>
          </table:table-cell>
          <table:table-cell office:value-type="float" office:value="12" calcext:value-type="float">
            <text:p>12</text:p>
          </table:table-cell>
          <table:table-cell office:value-type="float" office:value="1000064" calcext:value-type="float">
            <text:p>1000064</text:p>
          </table:table-cell>
          <table:table-cell office:value-type="float" office:value="0.000000308132963795253" calcext:value-type="float">
            <text:p>3.08132963795253E-07</text:p>
          </table:table-cell>
          <table:table-cell office:value-type="float" office:value="0.0000119992320491489" calcext:value-type="float">
            <text:p>1.19992320491489E-05</text:p>
          </table:table-cell>
          <table:table-cell office:value-type="float" office:value="0.000000308132963795253" calcext:value-type="float">
            <text:p>3.08132963795253E-07</text:p>
          </table:table-cell>
          <table:table-cell office:value-type="float" office:value="0.0000119992320491489" calcext:value-type="float">
            <text:p>1.19992320491489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576" calcext:value-type="float">
            <text:p>1999576</text:p>
          </table:table-cell>
          <table:table-cell office:value-type="float" office:value="12" calcext:value-type="float">
            <text:p>12</text:p>
          </table:table-cell>
          <table:table-cell office:value-type="float" office:value="1999576" calcext:value-type="float">
            <text:p>1999576</text:p>
          </table:table-cell>
          <table:table-cell office:value-type="float" office:value="0.002542965164163" calcext:value-type="float">
            <text:p>0.002542965164163</text:p>
          </table:table-cell>
          <table:table-cell office:value-type="float" office:value="0.195097860746478" calcext:value-type="float">
            <text:p>0.195097860746478</text:p>
          </table:table-cell>
          <table:table-cell office:value-type="float" office:value="0.002542965164163" calcext:value-type="float">
            <text:p>0.002542965164163</text:p>
          </table:table-cell>
          <table:table-cell office:value-type="float" office:value="0.195097860746478" calcext:value-type="float">
            <text:p>0.195097860746478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334" calcext:value-type="float">
            <text:p>999334</text:p>
          </table:table-cell>
          <table:table-cell office:value-type="float" office:value="13" calcext:value-type="float">
            <text:p>13</text:p>
          </table:table-cell>
          <table:table-cell office:value-type="float" office:value="999334" calcext:value-type="float">
            <text:p>999334</text:p>
          </table:table-cell>
          <table:table-cell office:value-type="float" office:value="0.000000304158408079116" calcext:value-type="float">
            <text:p>3.04158408079116E-07</text:p>
          </table:table-cell>
          <table:table-cell office:value-type="float" office:value="0.0000110073308823677" calcext:value-type="float">
            <text:p>1.10073308823677E-05</text:p>
          </table:table-cell>
          <table:table-cell office:value-type="float" office:value="0.000000304158408079116" calcext:value-type="float">
            <text:p>3.04158408079116E-07</text:p>
          </table:table-cell>
          <table:table-cell office:value-type="float" office:value="0.0000110073308823677" calcext:value-type="float">
            <text:p>1.10073308823677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038" calcext:value-type="float">
            <text:p>1999038</text:p>
          </table:table-cell>
          <table:table-cell office:value-type="float" office:value="13" calcext:value-type="float">
            <text:p>13</text:p>
          </table:table-cell>
          <table:table-cell office:value-type="float" office:value="1999038" calcext:value-type="float">
            <text:p>1999038</text:p>
          </table:table-cell>
          <table:table-cell office:value-type="float" office:value="0.002483527641492" calcext:value-type="float">
            <text:p>0.002483527641492</text:p>
          </table:table-cell>
          <table:table-cell office:value-type="float" office:value="0.185327142355473" calcext:value-type="float">
            <text:p>0.185327142355473</text:p>
          </table:table-cell>
          <table:table-cell office:value-type="float" office:value="0.002483527641492" calcext:value-type="float">
            <text:p>0.002483527641492</text:p>
          </table:table-cell>
          <table:table-cell office:value-type="float" office:value="0.185327142355473" calcext:value-type="float">
            <text:p>0.185327142355473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1000847" calcext:value-type="float">
            <text:p>1000847</text:p>
          </table:table-cell>
          <table:table-cell office:value-type="float" office:value="14" calcext:value-type="float">
            <text:p>14</text:p>
          </table:table-cell>
          <table:table-cell office:value-type="float" office:value="1000847" calcext:value-type="float">
            <text:p>1000847</text:p>
          </table:table-cell>
          <table:table-cell office:value-type="float" office:value="0.000000300522190994287" calcext:value-type="float">
            <text:p>3.00522190994287E-07</text:p>
          </table:table-cell>
          <table:table-cell office:value-type="float" office:value="0.0000159864594688299" calcext:value-type="float">
            <text:p>1.59864594688299E-05</text:p>
          </table:table-cell>
          <table:table-cell office:value-type="float" office:value="0.000000300522190994287" calcext:value-type="float">
            <text:p>3.00522190994287E-07</text:p>
          </table:table-cell>
          <table:table-cell office:value-type="float" office:value="0.0000159864594688299" calcext:value-type="float">
            <text:p>1.59864594688299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0973" calcext:value-type="float">
            <text:p>2000973</text:p>
          </table:table-cell>
          <table:table-cell office:value-type="float" office:value="14" calcext:value-type="float">
            <text:p>14</text:p>
          </table:table-cell>
          <table:table-cell office:value-type="float" office:value="2000973" calcext:value-type="float">
            <text:p>2000973</text:p>
          </table:table-cell>
          <table:table-cell office:value-type="float" office:value="0.002370877443096" calcext:value-type="float">
            <text:p>0.002370877443096</text:p>
          </table:table-cell>
          <table:table-cell office:value-type="float" office:value="0.17102879449148" calcext:value-type="float">
            <text:p>0.17102879449148</text:p>
          </table:table-cell>
          <table:table-cell office:value-type="float" office:value="0.002370877443096" calcext:value-type="float">
            <text:p>0.002370877443096</text:p>
          </table:table-cell>
          <table:table-cell office:value-type="float" office:value="0.17102879449148" calcext:value-type="float">
            <text:p>0.17102879449148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012" calcext:value-type="float">
            <text:p>999012</text:p>
          </table:table-cell>
          <table:table-cell office:value-type="float" office:value="15" calcext:value-type="float">
            <text:p>15</text:p>
          </table:table-cell>
          <table:table-cell office:value-type="float" office:value="999012" calcext:value-type="float">
            <text:p>999012</text:p>
          </table:table-cell>
          <table:table-cell office:value-type="float" office:value="0.00000029704954788998" calcext:value-type="float">
            <text:p>2.9704954788998E-07</text:p>
          </table:table-cell>
          <table:table-cell office:value-type="float" office:value="0.0000110108787482032" calcext:value-type="float">
            <text:p>1.10108787482032E-05</text:p>
          </table:table-cell>
          <table:table-cell office:value-type="float" office:value="0.00000029704954788998" calcext:value-type="float">
            <text:p>2.9704954788998E-07</text:p>
          </table:table-cell>
          <table:table-cell office:value-type="float" office:value="0.0000110108787482032" calcext:value-type="float">
            <text:p>1.10108787482032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9640" calcext:value-type="float">
            <text:p>1999640</text:p>
          </table:table-cell>
          <table:table-cell office:value-type="float" office:value="15" calcext:value-type="float">
            <text:p>15</text:p>
          </table:table-cell>
          <table:table-cell office:value-type="float" office:value="1999640" calcext:value-type="float">
            <text:p>1999640</text:p>
          </table:table-cell>
          <table:table-cell office:value-type="float" office:value="0.002291720933205" calcext:value-type="float">
            <text:p>0.002291720933205</text:p>
          </table:table-cell>
          <table:table-cell office:value-type="float" office:value="0.162227200896161" calcext:value-type="float">
            <text:p>0.162227200896161</text:p>
          </table:table-cell>
          <table:table-cell office:value-type="float" office:value="0.002291720933205" calcext:value-type="float">
            <text:p>0.002291720933205</text:p>
          </table:table-cell>
          <table:table-cell office:value-type="float" office:value="0.162227200896161" calcext:value-type="float">
            <text:p>0.162227200896161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533" calcext:value-type="float">
            <text:p>999533</text:p>
          </table:table-cell>
          <table:table-cell office:value-type="float" office:value="16" calcext:value-type="float">
            <text:p>16</text:p>
          </table:table-cell>
          <table:table-cell office:value-type="float" office:value="999533" calcext:value-type="float">
            <text:p>999533</text:p>
          </table:table-cell>
          <table:table-cell office:value-type="float" office:value="0.000000294068889672768" calcext:value-type="float">
            <text:p>2.94068889672768E-07</text:p>
          </table:table-cell>
          <table:table-cell office:value-type="float" office:value="0.0000140065410546725" calcext:value-type="float">
            <text:p>1.40065410546725E-05</text:p>
          </table:table-cell>
          <table:table-cell office:value-type="float" office:value="0.000000294068889672768" calcext:value-type="float">
            <text:p>2.94068889672768E-07</text:p>
          </table:table-cell>
          <table:table-cell office:value-type="float" office:value="0.0000140065410546725" calcext:value-type="float">
            <text:p>1.40065410546725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8831" calcext:value-type="float">
            <text:p>1998831</text:p>
          </table:table-cell>
          <table:table-cell office:value-type="float" office:value="16" calcext:value-type="float">
            <text:p>16</text:p>
          </table:table-cell>
          <table:table-cell office:value-type="float" office:value="1998831" calcext:value-type="float">
            <text:p>1998831</text:p>
          </table:table-cell>
          <table:table-cell office:value-type="float" office:value="0.002140495422186" calcext:value-type="float">
            <text:p>0.002140495422186</text:p>
          </table:table-cell>
          <table:table-cell office:value-type="float" office:value="0.145609108523932" calcext:value-type="float">
            <text:p>0.145609108523932</text:p>
          </table:table-cell>
          <table:table-cell office:value-type="float" office:value="0.002140495422186" calcext:value-type="float">
            <text:p>0.002140495422186</text:p>
          </table:table-cell>
          <table:table-cell office:value-type="float" office:value="0.145609108523932" calcext:value-type="float">
            <text:p>0.145609108523932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644" calcext:value-type="float">
            <text:p>999644</text:p>
          </table:table-cell>
          <table:table-cell office:value-type="float" office:value="17" calcext:value-type="float">
            <text:p>17</text:p>
          </table:table-cell>
          <table:table-cell office:value-type="float" office:value="999644" calcext:value-type="float">
            <text:p>999644</text:p>
          </table:table-cell>
          <table:table-cell office:value-type="float" office:value="0.000000291312832837654" calcext:value-type="float">
            <text:p>2.91312832837654E-07</text:p>
          </table:table-cell>
          <table:table-cell office:value-type="float" office:value="0.0000200071225356227" calcext:value-type="float">
            <text:p>2.00071225356227E-05</text:p>
          </table:table-cell>
          <table:table-cell office:value-type="float" office:value="0.000000291312832837654" calcext:value-type="float">
            <text:p>2.91312832837654E-07</text:p>
          </table:table-cell>
          <table:table-cell office:value-type="float" office:value="0.0000200071225356227" calcext:value-type="float">
            <text:p>2.00071225356227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7402" calcext:value-type="float">
            <text:p>1997402</text:p>
          </table:table-cell>
          <table:table-cell office:value-type="float" office:value="17" calcext:value-type="float">
            <text:p>17</text:p>
          </table:table-cell>
          <table:table-cell office:value-type="float" office:value="1997402" calcext:value-type="float">
            <text:p>1997402</text:p>
          </table:table-cell>
          <table:table-cell office:value-type="float" office:value="0.002004500847223" calcext:value-type="float">
            <text:p>0.002004500847223</text:p>
          </table:table-cell>
          <table:table-cell office:value-type="float" office:value="0.133237074960373" calcext:value-type="float">
            <text:p>0.133237074960373</text:p>
          </table:table-cell>
          <table:table-cell office:value-type="float" office:value="0.002004500847223" calcext:value-type="float">
            <text:p>0.002004500847223</text:p>
          </table:table-cell>
          <table:table-cell office:value-type="float" office:value="0.133237074960373" calcext:value-type="float">
            <text:p>0.133237074960373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474" calcext:value-type="float">
            <text:p>999474</text:p>
          </table:table-cell>
          <table:table-cell office:value-type="float" office:value="18" calcext:value-type="float">
            <text:p>18</text:p>
          </table:table-cell>
          <table:table-cell office:value-type="float" office:value="999474" calcext:value-type="float">
            <text:p>999474</text:p>
          </table:table-cell>
          <table:table-cell office:value-type="float" office:value="0.00000028832146696128" calcext:value-type="float">
            <text:p>2.8832146696128E-07</text:p>
          </table:table-cell>
          <table:table-cell office:value-type="float" office:value="0.0000190099992596106" calcext:value-type="float">
            <text:p>1.90099992596106E-05</text:p>
          </table:table-cell>
          <table:table-cell office:value-type="float" office:value="0.00000028832146696128" calcext:value-type="float">
            <text:p>2.8832146696128E-07</text:p>
          </table:table-cell>
          <table:table-cell office:value-type="float" office:value="0.0000190099992596106" calcext:value-type="float">
            <text:p>1.90099992596106E-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998760" calcext:value-type="float">
            <text:p>1998760</text:p>
          </table:table-cell>
          <table:table-cell office:value-type="float" office:value="18" calcext:value-type="float">
            <text:p>18</text:p>
          </table:table-cell>
          <table:table-cell office:value-type="float" office:value="1998760" calcext:value-type="float">
            <text:p>1998760</text:p>
          </table:table-cell>
          <table:table-cell office:value-type="float" office:value="0.001876521275859" calcext:value-type="float">
            <text:p>0.001876521275859</text:p>
          </table:table-cell>
          <table:table-cell office:value-type="float" office:value="0.121986631711661" calcext:value-type="float">
            <text:p>0.121986631711661</text:p>
          </table:table-cell>
          <table:table-cell office:value-type="float" office:value="0.001876521275859" calcext:value-type="float">
            <text:p>0.001876521275859</text:p>
          </table:table-cell>
          <table:table-cell office:value-type="float" office:value="0.121986631711661" calcext:value-type="float">
            <text:p>0.121986631711661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float" office:value="999887" calcext:value-type="float">
            <text:p>999887</text:p>
          </table:table-cell>
          <table:table-cell office:value-type="float" office:value="19" calcext:value-type="float">
            <text:p>19</text:p>
          </table:table-cell>
          <table:table-cell office:value-type="float" office:value="999887" calcext:value-type="float">
            <text:p>999887</text:p>
          </table:table-cell>
          <table:table-cell office:value-type="float" office:value="0.000000286554320725776" calcext:value-type="float">
            <text:p>2.86554320725776E-07</text:p>
          </table:table-cell>
          <table:table-cell office:value-type="float" office:value="0.00000800090410216355" calcext:value-type="float">
            <text:p>8.00090410216355E-06</text:p>
          </table:table-cell>
          <table:table-cell office:value-type="float" office:value="0.000000286554320725776" calcext:value-type="float">
            <text:p>2.86554320725776E-07</text:p>
          </table:table-cell>
          <table:table-cell office:value-type="float" office:value="0.00000800090410216355" calcext:value-type="float">
            <text:p>8.00090410216355E-0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01346" calcext:value-type="float">
            <text:p>2001346</text:p>
          </table:table-cell>
          <table:table-cell office:value-type="float" office:value="19" calcext:value-type="float">
            <text:p>19</text:p>
          </table:table-cell>
          <table:table-cell office:value-type="float" office:value="2001346" calcext:value-type="float">
            <text:p>2001346</text:p>
          </table:table-cell>
          <table:table-cell office:value-type="float" office:value="0.001828909335377" calcext:value-type="float">
            <text:p>0.001828909335377</text:p>
          </table:table-cell>
          <table:table-cell office:value-type="float" office:value="0.116961784718884" calcext:value-type="float">
            <text:p>0.116961784718884</text:p>
          </table:table-cell>
          <table:table-cell office:value-type="float" office:value="0.001828909335377" calcext:value-type="float">
            <text:p>0.001828909335377</text:p>
          </table:table-cell>
          <table:table-cell office:value-type="float" office:value="0.116961784718884" calcext:value-type="float">
            <text:p>0.116961784718884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712" calcext:value-type="float">
            <text:p>99712</text:p>
          </table:table-cell>
          <table:table-cell office:value-type="float" office:value="0" calcext:value-type="float">
            <text:p>0</text:p>
          </table:table-cell>
          <table:table-cell office:value-type="float" office:value="99712" calcext:value-type="float">
            <text:p>99712</text:p>
          </table:table-cell>
          <table:table-cell office:value-type="float" office:value="0.0029637813925769" calcext:value-type="float">
            <text:p>0.002963781392577</text:p>
          </table:table-cell>
          <table:table-cell office:value-type="float" office:value="0.179085767008986" calcext:value-type="float">
            <text:p>0.179085767008986</text:p>
          </table:table-cell>
          <table:table-cell office:value-type="float" office:value="0.0029637813925769" calcext:value-type="float">
            <text:p>0.002963781392577</text:p>
          </table:table-cell>
          <table:table-cell office:value-type="float" office:value="0.179085767008986" calcext:value-type="float">
            <text:p>0.179085767008986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559" calcext:value-type="float">
            <text:p>99559</text:p>
          </table:table-cell>
          <table:table-cell office:value-type="float" office:value="1" calcext:value-type="float">
            <text:p>1</text:p>
          </table:table-cell>
          <table:table-cell office:value-type="float" office:value="99559" calcext:value-type="float">
            <text:p>99559</text:p>
          </table:table-cell>
          <table:table-cell office:value-type="float" office:value="0.00230294132863554" calcext:value-type="float">
            <text:p>0.002302941328636</text:p>
          </table:table-cell>
          <table:table-cell office:value-type="float" office:value="0.136250866320473" calcext:value-type="float">
            <text:p>0.136250866320473</text:p>
          </table:table-cell>
          <table:table-cell office:value-type="float" office:value="0.00230294132863554" calcext:value-type="float">
            <text:p>0.002302941328636</text:p>
          </table:table-cell>
          <table:table-cell office:value-type="float" office:value="0.136250866320473" calcext:value-type="float">
            <text:p>0.136250866320473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815" calcext:value-type="float">
            <text:p>99815</text:p>
          </table:table-cell>
          <table:table-cell office:value-type="float" office:value="2" calcext:value-type="float">
            <text:p>2</text:p>
          </table:table-cell>
          <table:table-cell office:value-type="float" office:value="99815" calcext:value-type="float">
            <text:p>99815</text:p>
          </table:table-cell>
          <table:table-cell office:value-type="float" office:value="0.00169047035209313" calcext:value-type="float">
            <text:p>0.001690470352093</text:p>
          </table:table-cell>
          <table:table-cell office:value-type="float" office:value="0.0945649451485248" calcext:value-type="float">
            <text:p>0.094564945148525</text:p>
          </table:table-cell>
          <table:table-cell office:value-type="float" office:value="0.00169047035209313" calcext:value-type="float">
            <text:p>0.001690470352093</text:p>
          </table:table-cell>
          <table:table-cell office:value-type="float" office:value="0.0945649451485248" calcext:value-type="float">
            <text:p>0.094564945148525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409" calcext:value-type="float">
            <text:p>99409</text:p>
          </table:table-cell>
          <table:table-cell office:value-type="float" office:value="3" calcext:value-type="float">
            <text:p>3</text:p>
          </table:table-cell>
          <table:table-cell office:value-type="float" office:value="99409" calcext:value-type="float">
            <text:p>99409</text:p>
          </table:table-cell>
          <table:table-cell office:value-type="float" office:value="0.00115419474680148" calcext:value-type="float">
            <text:p>0.001154194746801</text:p>
          </table:table-cell>
          <table:table-cell office:value-type="float" office:value="0.0647023911315877" calcext:value-type="float">
            <text:p>0.064702391131588</text:p>
          </table:table-cell>
          <table:table-cell office:value-type="float" office:value="0.00115419474680148" calcext:value-type="float">
            <text:p>0.001154194746801</text:p>
          </table:table-cell>
          <table:table-cell office:value-type="float" office:value="0.0647023911315877" calcext:value-type="float">
            <text:p>0.064702391131588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917" calcext:value-type="float">
            <text:p>99917</text:p>
          </table:table-cell>
          <table:table-cell office:value-type="float" office:value="4" calcext:value-type="float">
            <text:p>4</text:p>
          </table:table-cell>
          <table:table-cell office:value-type="float" office:value="99917" calcext:value-type="float">
            <text:p>99917</text:p>
          </table:table-cell>
          <table:table-cell office:value-type="float" office:value="0.000826636833052199" calcext:value-type="float">
            <text:p>0.000826636833052</text:p>
          </table:table-cell>
          <table:table-cell office:value-type="float" office:value="0.0454477216089354" calcext:value-type="float">
            <text:p>0.045447721608935</text:p>
          </table:table-cell>
          <table:table-cell office:value-type="float" office:value="0.000826636833052199" calcext:value-type="float">
            <text:p>0.000826636833052</text:p>
          </table:table-cell>
          <table:table-cell office:value-type="float" office:value="0.0454477216089354" calcext:value-type="float">
            <text:p>0.045447721608935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100" calcext:value-type="float">
            <text:p>100100</text:p>
          </table:table-cell>
          <table:table-cell office:value-type="float" office:value="5" calcext:value-type="float">
            <text:p>5</text:p>
          </table:table-cell>
          <table:table-cell office:value-type="float" office:value="100100" calcext:value-type="float">
            <text:p>100100</text:p>
          </table:table-cell>
          <table:table-cell office:value-type="float" office:value="0.000521711340308319" calcext:value-type="float">
            <text:p>0.000521711340308</text:p>
          </table:table-cell>
          <table:table-cell office:value-type="float" office:value="0.0285914085914086" calcext:value-type="float">
            <text:p>0.028591408591409</text:p>
          </table:table-cell>
          <table:table-cell office:value-type="float" office:value="0.000521711340308319" calcext:value-type="float">
            <text:p>0.000521711340308</text:p>
          </table:table-cell>
          <table:table-cell office:value-type="float" office:value="0.0285914085914086" calcext:value-type="float">
            <text:p>0.028591408591409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706" calcext:value-type="float">
            <text:p>99706</text:p>
          </table:table-cell>
          <table:table-cell office:value-type="float" office:value="6" calcext:value-type="float">
            <text:p>6</text:p>
          </table:table-cell>
          <table:table-cell office:value-type="float" office:value="99706" calcext:value-type="float">
            <text:p>99706</text:p>
          </table:table-cell>
          <table:table-cell office:value-type="float" office:value="0.000270440380975144" calcext:value-type="float">
            <text:p>0.000270440380975</text:p>
          </table:table-cell>
          <table:table-cell office:value-type="float" office:value="0.0142017531542736" calcext:value-type="float">
            <text:p>0.014201753154274</text:p>
          </table:table-cell>
          <table:table-cell office:value-type="float" office:value="0.000270440380975144" calcext:value-type="float">
            <text:p>0.000270440380975</text:p>
          </table:table-cell>
          <table:table-cell office:value-type="float" office:value="0.0142017531542736" calcext:value-type="float">
            <text:p>0.014201753154274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103" calcext:value-type="float">
            <text:p>100103</text:p>
          </table:table-cell>
          <table:table-cell office:value-type="float" office:value="7" calcext:value-type="float">
            <text:p>7</text:p>
          </table:table-cell>
          <table:table-cell office:value-type="float" office:value="100103" calcext:value-type="float">
            <text:p>100103</text:p>
          </table:table-cell>
          <table:table-cell office:value-type="float" office:value="0.000126712673505225" calcext:value-type="float">
            <text:p>0.000126712673505</text:p>
          </table:table-cell>
          <table:table-cell office:value-type="float" office:value="0.00659320899473542" calcext:value-type="float">
            <text:p>0.006593208994735</text:p>
          </table:table-cell>
          <table:table-cell office:value-type="float" office:value="0.000126712673505225" calcext:value-type="float">
            <text:p>0.000126712673505</text:p>
          </table:table-cell>
          <table:table-cell office:value-type="float" office:value="0.00659320899473542" calcext:value-type="float">
            <text:p>0.006593208994735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701" calcext:value-type="float">
            <text:p>99701</text:p>
          </table:table-cell>
          <table:table-cell office:value-type="float" office:value="8" calcext:value-type="float">
            <text:p>8</text:p>
          </table:table-cell>
          <table:table-cell office:value-type="float" office:value="99701" calcext:value-type="float">
            <text:p>99701</text:p>
          </table:table-cell>
          <table:table-cell office:value-type="float" office:value="0.00000999248704750881" calcext:value-type="float">
            <text:p>9.99248704750881E-06</text:p>
          </table:table-cell>
          <table:table-cell office:value-type="float" office:value="0.000501499483455532" calcext:value-type="float">
            <text:p>0.000501499483456</text:p>
          </table:table-cell>
          <table:table-cell office:value-type="float" office:value="0.00000999248704750881" calcext:value-type="float">
            <text:p>9.99248704750881E-06</text:p>
          </table:table-cell>
          <table:table-cell office:value-type="float" office:value="0.000501499483455532" calcext:value-type="float">
            <text:p>0.000501499483456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134" calcext:value-type="float">
            <text:p>100134</text:p>
          </table:table-cell>
          <table:table-cell office:value-type="float" office:value="9" calcext:value-type="float">
            <text:p>9</text:p>
          </table:table-cell>
          <table:table-cell office:value-type="float" office:value="100134" calcext:value-type="float">
            <text:p>100134</text:p>
          </table:table-cell>
          <table:table-cell office:value-type="float" office:value="0.00000591182778061514" calcext:value-type="float">
            <text:p>5.91182778061514E-06</text:p>
          </table:table-cell>
          <table:table-cell office:value-type="float" office:value="0.000359518245550962" calcext:value-type="float">
            <text:p>0.000359518245551</text:p>
          </table:table-cell>
          <table:table-cell office:value-type="float" office:value="0.00000591182778061513" calcext:value-type="float">
            <text:p>5.91182778061513E-06</text:p>
          </table:table-cell>
          <table:table-cell office:value-type="float" office:value="0.000359518245550962" calcext:value-type="float">
            <text:p>0.000359518245551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003" calcext:value-type="float">
            <text:p>100003</text:p>
          </table:table-cell>
          <table:table-cell office:value-type="float" office:value="10" calcext:value-type="float">
            <text:p>10</text:p>
          </table:table-cell>
          <table:table-cell office:value-type="float" office:value="100003" calcext:value-type="float">
            <text:p>100003</text:p>
          </table:table-cell>
          <table:table-cell office:value-type="float" office:value="0.00000390310954114146" calcext:value-type="float">
            <text:p>3.90310954114146E-06</text:p>
          </table:table-cell>
          <table:table-cell office:value-type="float" office:value="0.000219993400197994" calcext:value-type="float">
            <text:p>0.000219993400198</text:p>
          </table:table-cell>
          <table:table-cell office:value-type="float" office:value="0.00000390310954114146" calcext:value-type="float">
            <text:p>3.90310954114146E-06</text:p>
          </table:table-cell>
          <table:table-cell office:value-type="float" office:value="0.000219993400197994" calcext:value-type="float">
            <text:p>0.000219993400198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130" calcext:value-type="float">
            <text:p>100130</text:p>
          </table:table-cell>
          <table:table-cell office:value-type="float" office:value="11" calcext:value-type="float">
            <text:p>11</text:p>
          </table:table-cell>
          <table:table-cell office:value-type="float" office:value="100130" calcext:value-type="float">
            <text:p>100130</text:p>
          </table:table-cell>
          <table:table-cell office:value-type="float" office:value="0.00000308096880179034" calcext:value-type="float">
            <text:p>3.08096880179034E-06</text:p>
          </table:table-cell>
          <table:table-cell office:value-type="float" office:value="0.000159792270048936" calcext:value-type="float">
            <text:p>0.000159792270049</text:p>
          </table:table-cell>
          <table:table-cell office:value-type="float" office:value="0.00000308096880179034" calcext:value-type="float">
            <text:p>3.08096880179034E-06</text:p>
          </table:table-cell>
          <table:table-cell office:value-type="float" office:value="0.000159792270048936" calcext:value-type="float">
            <text:p>0.000159792270049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547" calcext:value-type="float">
            <text:p>100547</text:p>
          </table:table-cell>
          <table:table-cell office:value-type="float" office:value="12" calcext:value-type="float">
            <text:p>12</text:p>
          </table:table-cell>
          <table:table-cell office:value-type="float" office:value="100547" calcext:value-type="float">
            <text:p>100547</text:p>
          </table:table-cell>
          <table:table-cell office:value-type="float" office:value="0.00000248247458516386" calcext:value-type="float">
            <text:p>2.48247458516386E-06</text:p>
          </table:table-cell>
          <table:table-cell office:value-type="float" office:value="0.00014918396371846" calcext:value-type="float">
            <text:p>0.000149183963718</text:p>
          </table:table-cell>
          <table:table-cell office:value-type="float" office:value="0.00000248247458516386" calcext:value-type="float">
            <text:p>2.48247458516386E-06</text:p>
          </table:table-cell>
          <table:table-cell office:value-type="float" office:value="0.00014918396371846" calcext:value-type="float">
            <text:p>0.000149183963718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018" calcext:value-type="float">
            <text:p>99018</text:p>
          </table:table-cell>
          <table:table-cell office:value-type="float" office:value="13" calcext:value-type="float">
            <text:p>13</text:p>
          </table:table-cell>
          <table:table-cell office:value-type="float" office:value="99018" calcext:value-type="float">
            <text:p>99018</text:p>
          </table:table-cell>
          <table:table-cell office:value-type="float" office:value="0.00000170376049560798" calcext:value-type="float">
            <text:p>1.70376049560798E-06</text:p>
          </table:table-cell>
          <table:table-cell office:value-type="float" office:value="0.000121190086650912" calcext:value-type="float">
            <text:p>0.000121190086651</text:p>
          </table:table-cell>
          <table:table-cell office:value-type="float" office:value="0.00000170376049560798" calcext:value-type="float">
            <text:p>1.70376049560798E-06</text:p>
          </table:table-cell>
          <table:table-cell office:value-type="float" office:value="0.000121190086650912" calcext:value-type="float">
            <text:p>0.000121190086651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112" calcext:value-type="float">
            <text:p>100112</text:p>
          </table:table-cell>
          <table:table-cell office:value-type="float" office:value="14" calcext:value-type="float">
            <text:p>14</text:p>
          </table:table-cell>
          <table:table-cell office:value-type="float" office:value="100112" calcext:value-type="float">
            <text:p>100112</text:p>
          </table:table-cell>
          <table:table-cell office:value-type="float" office:value="0.00000175384495483644" calcext:value-type="float">
            <text:p>1.75384495483644E-06</text:p>
          </table:table-cell>
          <table:table-cell office:value-type="float" office:value="0.0000799105002397315" calcext:value-type="float">
            <text:p>7.99105002397315E-05</text:p>
          </table:table-cell>
          <table:table-cell office:value-type="float" office:value="0.00000175384495483644" calcext:value-type="float">
            <text:p>1.75384495483644E-06</text:p>
          </table:table-cell>
          <table:table-cell office:value-type="float" office:value="0.0000799105002397315" calcext:value-type="float">
            <text:p>7.99105002397315E-05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895" calcext:value-type="float">
            <text:p>99895</text:p>
          </table:table-cell>
          <table:table-cell office:value-type="float" office:value="15" calcext:value-type="float">
            <text:p>15</text:p>
          </table:table-cell>
          <table:table-cell office:value-type="float" office:value="99895" calcext:value-type="float">
            <text:p>99895</text:p>
          </table:table-cell>
          <table:table-cell office:value-type="float" office:value="0.00000157994022156607" calcext:value-type="float">
            <text:p>1.57994022156607E-06</text:p>
          </table:table-cell>
          <table:table-cell office:value-type="float" office:value="0.000120126132439061" calcext:value-type="float">
            <text:p>0.000120126132439</text:p>
          </table:table-cell>
          <table:table-cell office:value-type="float" office:value="0.00000157994022156607" calcext:value-type="float">
            <text:p>1.57994022156607E-06</text:p>
          </table:table-cell>
          <table:table-cell office:value-type="float" office:value="0.000120126132439061" calcext:value-type="float">
            <text:p>0.000120126132439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912" calcext:value-type="float">
            <text:p>99912</text:p>
          </table:table-cell>
          <table:table-cell office:value-type="float" office:value="16" calcext:value-type="float">
            <text:p>16</text:p>
          </table:table-cell>
          <table:table-cell office:value-type="float" office:value="99912" calcext:value-type="float">
            <text:p>99912</text:p>
          </table:table-cell>
          <table:table-cell office:value-type="float" office:value="0.00000151788380419021" calcext:value-type="float">
            <text:p>1.51788380419021E-06</text:p>
          </table:table-cell>
          <table:table-cell office:value-type="float" office:value="0.000100088077508207" calcext:value-type="float">
            <text:p>0.000100088077508</text:p>
          </table:table-cell>
          <table:table-cell office:value-type="float" office:value="0.00000151788380419021" calcext:value-type="float">
            <text:p>1.51788380419021E-06</text:p>
          </table:table-cell>
          <table:table-cell office:value-type="float" office:value="0.000100088077508207" calcext:value-type="float">
            <text:p>0.000100088077508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99947" calcext:value-type="float">
            <text:p>99947</text:p>
          </table:table-cell>
          <table:table-cell office:value-type="float" office:value="17" calcext:value-type="float">
            <text:p>17</text:p>
          </table:table-cell>
          <table:table-cell office:value-type="float" office:value="99947" calcext:value-type="float">
            <text:p>99947</text:p>
          </table:table-cell>
          <table:table-cell office:value-type="float" office:value="0.00000138781710846275" calcext:value-type="float">
            <text:p>1.38781710846275E-06</text:p>
          </table:table-cell>
          <table:table-cell office:value-type="float" office:value="0.0000500265140524478" calcext:value-type="float">
            <text:p>5.00265140524478E-05</text:p>
          </table:table-cell>
          <table:table-cell office:value-type="float" office:value="0.00000138781710846275" calcext:value-type="float">
            <text:p>1.38781710846275E-06</text:p>
          </table:table-cell>
          <table:table-cell office:value-type="float" office:value="0.0000500265140524478" calcext:value-type="float">
            <text:p>5.00265140524478E-05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333" calcext:value-type="float">
            <text:p>100333</text:p>
          </table:table-cell>
          <table:table-cell office:value-type="float" office:value="18" calcext:value-type="float">
            <text:p>18</text:p>
          </table:table-cell>
          <table:table-cell office:value-type="float" office:value="100333" calcext:value-type="float">
            <text:p>100333</text:p>
          </table:table-cell>
          <table:table-cell office:value-type="float" office:value="0.00000130155659182829" calcext:value-type="float">
            <text:p>1.30155659182829E-06</text:p>
          </table:table-cell>
          <table:table-cell office:value-type="float" office:value="0.0000697676736467563" calcext:value-type="float">
            <text:p>6.97676736467563E-05</text:p>
          </table:table-cell>
          <table:table-cell office:value-type="float" office:value="0.00000130155659182829" calcext:value-type="float">
            <text:p>1.30155659182829E-06</text:p>
          </table:table-cell>
          <table:table-cell office:value-type="float" office:value="0.0000697676736467563" calcext:value-type="float">
            <text:p>6.97676736467563E-05</text:p>
          </table:table-cell>
        </table:table-row>
        <table:table-row table:style-name="ro1" table:visibility="filter">
          <table:table-cell office:value-type="float" office:value="4300000" calcext:value-type="float">
            <text:p>4300000</text:p>
          </table:table-cell>
          <table:table-cell office:value-type="float" office:value="100157" calcext:value-type="float">
            <text:p>100157</text:p>
          </table:table-cell>
          <table:table-cell office:value-type="float" office:value="19" calcext:value-type="float">
            <text:p>19</text:p>
          </table:table-cell>
          <table:table-cell office:value-type="float" office:value="100157" calcext:value-type="float">
            <text:p>100157</text:p>
          </table:table-cell>
          <table:table-cell office:value-type="float" office:value="0.00000118901938396186" calcext:value-type="float">
            <text:p>1.18901938396186E-06</text:p>
          </table:table-cell>
          <table:table-cell office:value-type="float" office:value="0.0000199686492207235" calcext:value-type="float">
            <text:p>1.99686492207235E-05</text:p>
          </table:table-cell>
          <table:table-cell office:value-type="float" office:value="0.00000118901938396186" calcext:value-type="float">
            <text:p>1.18901938396186E-06</text:p>
          </table:table-cell>
          <table:table-cell office:value-type="float" office:value="0.0000199686492207235" calcext:value-type="float">
            <text:p>1.99686492207235E-05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249" calcext:value-type="float">
            <text:p>99249</text:p>
          </table:table-cell>
          <table:table-cell office:value-type="float" office:value="0" calcext:value-type="float">
            <text:p>0</text:p>
          </table:table-cell>
          <table:table-cell office:value-type="float" office:value="99249" calcext:value-type="float">
            <text:p>99249</text:p>
          </table:table-cell>
          <table:table-cell office:value-type="float" office:value="0.00341702421348189" calcext:value-type="float">
            <text:p>0.003417024213482</text:p>
          </table:table-cell>
          <table:table-cell office:value-type="float" office:value="0.215992100676077" calcext:value-type="float">
            <text:p>0.215992100676077</text:p>
          </table:table-cell>
          <table:table-cell office:value-type="float" office:value="0.00341702421348189" calcext:value-type="float">
            <text:p>0.003417024213482</text:p>
          </table:table-cell>
          <table:table-cell office:value-type="float" office:value="0.215992100676077" calcext:value-type="float">
            <text:p>0.215992100676077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159" calcext:value-type="float">
            <text:p>100159</text:p>
          </table:table-cell>
          <table:table-cell office:value-type="float" office:value="1" calcext:value-type="float">
            <text:p>1</text:p>
          </table:table-cell>
          <table:table-cell office:value-type="float" office:value="100159" calcext:value-type="float">
            <text:p>100159</text:p>
          </table:table-cell>
          <table:table-cell office:value-type="float" office:value="0.00293322585388054" calcext:value-type="float">
            <text:p>0.002933225853881</text:p>
          </table:table-cell>
          <table:table-cell office:value-type="float" office:value="0.178086841921345" calcext:value-type="float">
            <text:p>0.178086841921345</text:p>
          </table:table-cell>
          <table:table-cell office:value-type="float" office:value="0.00293322585388054" calcext:value-type="float">
            <text:p>0.002933225853881</text:p>
          </table:table-cell>
          <table:table-cell office:value-type="float" office:value="0.178086841921345" calcext:value-type="float">
            <text:p>0.178086841921345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430" calcext:value-type="float">
            <text:p>100430</text:p>
          </table:table-cell>
          <table:table-cell office:value-type="float" office:value="2" calcext:value-type="float">
            <text:p>2</text:p>
          </table:table-cell>
          <table:table-cell office:value-type="float" office:value="100430" calcext:value-type="float">
            <text:p>100430</text:p>
          </table:table-cell>
          <table:table-cell office:value-type="float" office:value="0.00240962999068015" calcext:value-type="float">
            <text:p>0.00240962999068</text:p>
          </table:table-cell>
          <table:table-cell office:value-type="float" office:value="0.143582594842179" calcext:value-type="float">
            <text:p>0.143582594842179</text:p>
          </table:table-cell>
          <table:table-cell office:value-type="float" office:value="0.00240962999068015" calcext:value-type="float">
            <text:p>0.00240962999068</text:p>
          </table:table-cell>
          <table:table-cell office:value-type="float" office:value="0.143582594842179" calcext:value-type="float">
            <text:p>0.143582594842179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526" calcext:value-type="float">
            <text:p>99526</text:p>
          </table:table-cell>
          <table:table-cell office:value-type="float" office:value="3" calcext:value-type="float">
            <text:p>3</text:p>
          </table:table-cell>
          <table:table-cell office:value-type="float" office:value="99526" calcext:value-type="float">
            <text:p>99526</text:p>
          </table:table-cell>
          <table:table-cell office:value-type="float" office:value="0.00190200134963203" calcext:value-type="float">
            <text:p>0.001902001349632</text:p>
          </table:table-cell>
          <table:table-cell office:value-type="float" office:value="0.109529168257541" calcext:value-type="float">
            <text:p>0.109529168257541</text:p>
          </table:table-cell>
          <table:table-cell office:value-type="float" office:value="0.00190200134963203" calcext:value-type="float">
            <text:p>0.001902001349632</text:p>
          </table:table-cell>
          <table:table-cell office:value-type="float" office:value="0.109529168257541" calcext:value-type="float">
            <text:p>0.109529168257541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822" calcext:value-type="float">
            <text:p>99822</text:p>
          </table:table-cell>
          <table:table-cell office:value-type="float" office:value="4" calcext:value-type="float">
            <text:p>4</text:p>
          </table:table-cell>
          <table:table-cell office:value-type="float" office:value="99822" calcext:value-type="float">
            <text:p>99822</text:p>
          </table:table-cell>
          <table:table-cell office:value-type="float" office:value="0.00164912277408364" calcext:value-type="float">
            <text:p>0.001649122774084</text:p>
          </table:table-cell>
          <table:table-cell office:value-type="float" office:value="0.0938670834084671" calcext:value-type="float">
            <text:p>0.093867083408467</text:p>
          </table:table-cell>
          <table:table-cell office:value-type="float" office:value="0.00164912277408364" calcext:value-type="float">
            <text:p>0.001649122774084</text:p>
          </table:table-cell>
          <table:table-cell office:value-type="float" office:value="0.0938670834084671" calcext:value-type="float">
            <text:p>0.093867083408467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413" calcext:value-type="float">
            <text:p>100413</text:p>
          </table:table-cell>
          <table:table-cell office:value-type="float" office:value="5" calcext:value-type="float">
            <text:p>5</text:p>
          </table:table-cell>
          <table:table-cell office:value-type="float" office:value="100413" calcext:value-type="float">
            <text:p>100413</text:p>
          </table:table-cell>
          <table:table-cell office:value-type="float" office:value="0.00144012417310381" calcext:value-type="float">
            <text:p>0.001440124173104</text:p>
          </table:table-cell>
          <table:table-cell office:value-type="float" office:value="0.0818917869200203" calcext:value-type="float">
            <text:p>0.08189178692002</text:p>
          </table:table-cell>
          <table:table-cell office:value-type="float" office:value="0.00144012417310381" calcext:value-type="float">
            <text:p>0.001440124173104</text:p>
          </table:table-cell>
          <table:table-cell office:value-type="float" office:value="0.0818917869200203" calcext:value-type="float">
            <text:p>0.08189178692002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472" calcext:value-type="float">
            <text:p>99472</text:p>
          </table:table-cell>
          <table:table-cell office:value-type="float" office:value="6" calcext:value-type="float">
            <text:p>6</text:p>
          </table:table-cell>
          <table:table-cell office:value-type="float" office:value="99472" calcext:value-type="float">
            <text:p>99472</text:p>
          </table:table-cell>
          <table:table-cell office:value-type="float" office:value="0.00112933678584031" calcext:value-type="float">
            <text:p>0.00112933678584</text:p>
          </table:table-cell>
          <table:table-cell office:value-type="float" office:value="0.0636762103908638" calcext:value-type="float">
            <text:p>0.063676210390864</text:p>
          </table:table-cell>
          <table:table-cell office:value-type="float" office:value="0.00112933678584031" calcext:value-type="float">
            <text:p>0.00112933678584</text:p>
          </table:table-cell>
          <table:table-cell office:value-type="float" office:value="0.0636762103908638" calcext:value-type="float">
            <text:p>0.063676210390864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928" calcext:value-type="float">
            <text:p>99928</text:p>
          </table:table-cell>
          <table:table-cell office:value-type="float" office:value="7" calcext:value-type="float">
            <text:p>7</text:p>
          </table:table-cell>
          <table:table-cell office:value-type="float" office:value="99928" calcext:value-type="float">
            <text:p>99928</text:p>
          </table:table-cell>
          <table:table-cell office:value-type="float" office:value="0.0010111980757681" calcext:value-type="float">
            <text:p>0.001011198075768</text:p>
          </table:table-cell>
          <table:table-cell office:value-type="float" office:value="0.0564206228484509" calcext:value-type="float">
            <text:p>0.056420622848451</text:p>
          </table:table-cell>
          <table:table-cell office:value-type="float" office:value="0.0010111980757681" calcext:value-type="float">
            <text:p>0.001011198075768</text:p>
          </table:table-cell>
          <table:table-cell office:value-type="float" office:value="0.0564206228484509" calcext:value-type="float">
            <text:p>0.056420622848451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825" calcext:value-type="float">
            <text:p>99825</text:p>
          </table:table-cell>
          <table:table-cell office:value-type="float" office:value="8" calcext:value-type="float">
            <text:p>8</text:p>
          </table:table-cell>
          <table:table-cell office:value-type="float" office:value="99825" calcext:value-type="float">
            <text:p>99825</text:p>
          </table:table-cell>
          <table:table-cell office:value-type="float" office:value="0.000818563262055031" calcext:value-type="float">
            <text:p>0.000818563262055</text:p>
          </table:table-cell>
          <table:table-cell office:value-type="float" office:value="0.0437565740045079" calcext:value-type="float">
            <text:p>0.043756574004508</text:p>
          </table:table-cell>
          <table:table-cell office:value-type="float" office:value="0.000818563262055031" calcext:value-type="float">
            <text:p>0.000818563262055</text:p>
          </table:table-cell>
          <table:table-cell office:value-type="float" office:value="0.0437565740045079" calcext:value-type="float">
            <text:p>0.043756574004508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393" calcext:value-type="float">
            <text:p>100393</text:p>
          </table:table-cell>
          <table:table-cell office:value-type="float" office:value="9" calcext:value-type="float">
            <text:p>9</text:p>
          </table:table-cell>
          <table:table-cell office:value-type="float" office:value="100393" calcext:value-type="float">
            <text:p>100393</text:p>
          </table:table-cell>
          <table:table-cell office:value-type="float" office:value="0.000745223467516123" calcext:value-type="float">
            <text:p>0.000745223467516</text:p>
          </table:table-cell>
          <table:table-cell office:value-type="float" office:value="0.0418654687079777" calcext:value-type="float">
            <text:p>0.041865468707978</text:p>
          </table:table-cell>
          <table:table-cell office:value-type="float" office:value="0.000745223467516123" calcext:value-type="float">
            <text:p>0.000745223467516</text:p>
          </table:table-cell>
          <table:table-cell office:value-type="float" office:value="0.0418654687079777" calcext:value-type="float">
            <text:p>0.041865468707978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340" calcext:value-type="float">
            <text:p>100340</text:p>
          </table:table-cell>
          <table:table-cell office:value-type="float" office:value="10" calcext:value-type="float">
            <text:p>10</text:p>
          </table:table-cell>
          <table:table-cell office:value-type="float" office:value="100340" calcext:value-type="float">
            <text:p>100340</text:p>
          </table:table-cell>
          <table:table-cell office:value-type="float" office:value="0.000641721225944106" calcext:value-type="float">
            <text:p>0.000641721225944</text:p>
          </table:table-cell>
          <table:table-cell office:value-type="float" office:value="0.0346222842336057" calcext:value-type="float">
            <text:p>0.034622284233606</text:p>
          </table:table-cell>
          <table:table-cell office:value-type="float" office:value="0.000641721225944106" calcext:value-type="float">
            <text:p>0.000641721225944</text:p>
          </table:table-cell>
          <table:table-cell office:value-type="float" office:value="0.0346222842336057" calcext:value-type="float">
            <text:p>0.034622284233606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206" calcext:value-type="float">
            <text:p>100206</text:p>
          </table:table-cell>
          <table:table-cell office:value-type="float" office:value="11" calcext:value-type="float">
            <text:p>11</text:p>
          </table:table-cell>
          <table:table-cell office:value-type="float" office:value="100206" calcext:value-type="float">
            <text:p>100206</text:p>
          </table:table-cell>
          <table:table-cell office:value-type="float" office:value="0.000531213313234588" calcext:value-type="float">
            <text:p>0.000531213313235</text:p>
          </table:table-cell>
          <table:table-cell office:value-type="float" office:value="0.0282019040776001" calcext:value-type="float">
            <text:p>0.0282019040776</text:p>
          </table:table-cell>
          <table:table-cell office:value-type="float" office:value="0.000531213313234588" calcext:value-type="float">
            <text:p>0.000531213313235</text:p>
          </table:table-cell>
          <table:table-cell office:value-type="float" office:value="0.0282019040776001" calcext:value-type="float">
            <text:p>0.0282019040776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352" calcext:value-type="float">
            <text:p>100352</text:p>
          </table:table-cell>
          <table:table-cell office:value-type="float" office:value="12" calcext:value-type="float">
            <text:p>12</text:p>
          </table:table-cell>
          <table:table-cell office:value-type="float" office:value="100352" calcext:value-type="float">
            <text:p>100352</text:p>
          </table:table-cell>
          <table:table-cell office:value-type="float" office:value="0.000407356467935811" calcext:value-type="float">
            <text:p>0.000407356467936</text:p>
          </table:table-cell>
          <table:table-cell office:value-type="float" office:value="0.0220125159438775" calcext:value-type="float">
            <text:p>0.022012515943878</text:p>
          </table:table-cell>
          <table:table-cell office:value-type="float" office:value="0.000407356467935811" calcext:value-type="float">
            <text:p>0.000407356467936</text:p>
          </table:table-cell>
          <table:table-cell office:value-type="float" office:value="0.0220125159438775" calcext:value-type="float">
            <text:p>0.022012515943878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540" calcext:value-type="float">
            <text:p>99540</text:p>
          </table:table-cell>
          <table:table-cell office:value-type="float" office:value="13" calcext:value-type="float">
            <text:p>13</text:p>
          </table:table-cell>
          <table:table-cell office:value-type="float" office:value="99540" calcext:value-type="float">
            <text:p>99540</text:p>
          </table:table-cell>
          <table:table-cell office:value-type="float" office:value="0.000246111102919291" calcext:value-type="float">
            <text:p>0.000246111102919</text:p>
          </table:table-cell>
          <table:table-cell office:value-type="float" office:value="0.0133413703033956" calcext:value-type="float">
            <text:p>0.013341370303396</text:p>
          </table:table-cell>
          <table:table-cell office:value-type="float" office:value="0.000246111102919291" calcext:value-type="float">
            <text:p>0.000246111102919</text:p>
          </table:table-cell>
          <table:table-cell office:value-type="float" office:value="0.0133413703033956" calcext:value-type="float">
            <text:p>0.013341370303396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935" calcext:value-type="float">
            <text:p>99935</text:p>
          </table:table-cell>
          <table:table-cell office:value-type="float" office:value="14" calcext:value-type="float">
            <text:p>14</text:p>
          </table:table-cell>
          <table:table-cell office:value-type="float" office:value="99935" calcext:value-type="float">
            <text:p>99935</text:p>
          </table:table-cell>
          <table:table-cell office:value-type="float" office:value="0.000209089012247264" calcext:value-type="float">
            <text:p>0.000209089012247</text:p>
          </table:table-cell>
          <table:table-cell office:value-type="float" office:value="0.0107269725321459" calcext:value-type="float">
            <text:p>0.010726972532146</text:p>
          </table:table-cell>
          <table:table-cell office:value-type="float" office:value="0.000209089012247264" calcext:value-type="float">
            <text:p>0.000209089012247</text:p>
          </table:table-cell>
          <table:table-cell office:value-type="float" office:value="0.0107269725321459" calcext:value-type="float">
            <text:p>0.010726972532146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355" calcext:value-type="float">
            <text:p>99355</text:p>
          </table:table-cell>
          <table:table-cell office:value-type="float" office:value="15" calcext:value-type="float">
            <text:p>15</text:p>
          </table:table-cell>
          <table:table-cell office:value-type="float" office:value="99355" calcext:value-type="float">
            <text:p>99355</text:p>
          </table:table-cell>
          <table:table-cell office:value-type="float" office:value="0.0000829058189723045" calcext:value-type="float">
            <text:p>8.29058189723045E-05</text:p>
          </table:table-cell>
          <table:table-cell office:value-type="float" office:value="0.00470031704493986" calcext:value-type="float">
            <text:p>0.00470031704494</text:p>
          </table:table-cell>
          <table:table-cell office:value-type="float" office:value="0.0000829058189723045" calcext:value-type="float">
            <text:p>8.29058189723045E-05</text:p>
          </table:table-cell>
          <table:table-cell office:value-type="float" office:value="0.00470031704493986" calcext:value-type="float">
            <text:p>0.00470031704494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963" calcext:value-type="float">
            <text:p>99963</text:p>
          </table:table-cell>
          <table:table-cell office:value-type="float" office:value="16" calcext:value-type="float">
            <text:p>16</text:p>
          </table:table-cell>
          <table:table-cell office:value-type="float" office:value="99963" calcext:value-type="float">
            <text:p>99963</text:p>
          </table:table-cell>
          <table:table-cell office:value-type="float" office:value="0.0000903281349631559" calcext:value-type="float">
            <text:p>9.03281349631559E-05</text:p>
          </table:table-cell>
          <table:table-cell office:value-type="float" office:value="0.0049118173724278" calcext:value-type="float">
            <text:p>0.004911817372428</text:p>
          </table:table-cell>
          <table:table-cell office:value-type="float" office:value="0.0000903281349631558" calcext:value-type="float">
            <text:p>9.03281349631558E-05</text:p>
          </table:table-cell>
          <table:table-cell office:value-type="float" office:value="0.0049118173724278" calcext:value-type="float">
            <text:p>0.004911817372428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100255" calcext:value-type="float">
            <text:p>100255</text:p>
          </table:table-cell>
          <table:table-cell office:value-type="float" office:value="17" calcext:value-type="float">
            <text:p>17</text:p>
          </table:table-cell>
          <table:table-cell office:value-type="float" office:value="100255" calcext:value-type="float">
            <text:p>100255</text:p>
          </table:table-cell>
          <table:table-cell office:value-type="float" office:value="0.000039886243220814" calcext:value-type="float">
            <text:p>3.9886243220814E-05</text:p>
          </table:table-cell>
          <table:table-cell office:value-type="float" office:value="0.0019949129719216" calcext:value-type="float">
            <text:p>0.001994912971922</text:p>
          </table:table-cell>
          <table:table-cell office:value-type="float" office:value="0.000039886243220814" calcext:value-type="float">
            <text:p>3.9886243220814E-05</text:p>
          </table:table-cell>
          <table:table-cell office:value-type="float" office:value="0.0019949129719216" calcext:value-type="float">
            <text:p>0.001994912971922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749" calcext:value-type="float">
            <text:p>99749</text:p>
          </table:table-cell>
          <table:table-cell office:value-type="float" office:value="18" calcext:value-type="float">
            <text:p>18</text:p>
          </table:table-cell>
          <table:table-cell office:value-type="float" office:value="99749" calcext:value-type="float">
            <text:p>99749</text:p>
          </table:table-cell>
          <table:table-cell office:value-type="float" office:value="0.00000831077005529088" calcext:value-type="float">
            <text:p>8.31077005529088E-06</text:p>
          </table:table-cell>
          <table:table-cell office:value-type="float" office:value="0.000390981363221686" calcext:value-type="float">
            <text:p>0.000390981363222</text:p>
          </table:table-cell>
          <table:table-cell office:value-type="float" office:value="0.00000831077005529088" calcext:value-type="float">
            <text:p>8.31077005529088E-06</text:p>
          </table:table-cell>
          <table:table-cell office:value-type="float" office:value="0.000390981363221686" calcext:value-type="float">
            <text:p>0.000390981363222</text:p>
          </table:table-cell>
        </table:table-row>
        <table:table-row table:style-name="ro1" table:visibility="filter">
          <table:table-cell office:value-type="float" office:value="4700000" calcext:value-type="float">
            <text:p>4700000</text:p>
          </table:table-cell>
          <table:table-cell office:value-type="float" office:value="99966" calcext:value-type="float">
            <text:p>99966</text:p>
          </table:table-cell>
          <table:table-cell office:value-type="float" office:value="19" calcext:value-type="float">
            <text:p>19</text:p>
          </table:table-cell>
          <table:table-cell office:value-type="float" office:value="99966" calcext:value-type="float">
            <text:p>99966</text:p>
          </table:table-cell>
          <table:table-cell office:value-type="float" office:value="0.0000106625078566044" calcext:value-type="float">
            <text:p>1.06625078566044E-05</text:p>
          </table:table-cell>
          <table:table-cell office:value-type="float" office:value="0.000350119040473761" calcext:value-type="float">
            <text:p>0.000350119040474</text:p>
          </table:table-cell>
          <table:table-cell office:value-type="float" office:value="0.0000106625078566044" calcext:value-type="float">
            <text:p>1.06625078566044E-05</text:p>
          </table:table-cell>
          <table:table-cell office:value-type="float" office:value="0.000350119040473761" calcext:value-type="float">
            <text:p>0.000350119040474</text:p>
          </table:table-cell>
        </table:table-row>
      </table:table>
      <table:named-expressions/>
      <table:database-ranges>
        <table:database-range table:name="__Anonymous_Sheet_DB__0" table:target-range-address="'Varying-K.UPDATED-VERSION-APRIL1'.A1:'Varying-K.UPDATED-VERSION-APRIL1'.A141" table:display-filter-buttons="true" table:orientation="column">
          <table:filter>
            <table:filter-and>
              <table:filter-condition table:field-number="0" table:value="500000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0:33:23.657703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00:36:17.150813732</dc:date>
    <meta:editing-duration>PT16M39S</meta:editing-duration>
    <meta:editing-cycles>4</meta:editing-cycles>
    <meta:generator>LibreOffice/6.0.7.3$Linux_X86_64 LibreOffice_project/00m0$Build-3</meta:generator>
    <meta:document-statistic meta:table-count="1" meta:cell-count="11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e181e" draw:fill-color="#ce181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47cm" svg:height="9.195cm" xlink:href=".." xlink:type="simple" chart:class="chart:scatter" chart:style-name="ch1">
        <chart:plot-area chart:style-name="ch2" table:cell-range-address="'Varying-K.UPDATED-VERSION-APRIL1'.C2:'Varying-K.UPDATED-VERSION-APRIL1'.C141 'Varying-K.UPDATED-VERSION-APRIL1'.H1:'Varying-K.UPDATED-VERSION-APRIL1'.H141" chart:data-source-has-labels="row" svg:x="1.337cm" svg:y="0.183cm" svg:width="14.684cm" svg:height="7.848cm">
          <chartooo:coordinate-region svg:x="2.249cm" svg:y="0.383cm" svg:width="13.585cm" svg:height="7.001cm"/>
          <chart:axis chart:dimension="x" chart:name="primary-x" chart:style-name="ch3">
            <chart:title svg:x="8.542cm" svg:y="8.214cm" chart:style-name="ch4">
              <text:p>k</text:p>
            </chart:title>
            <chart:grid chart:style-name="ch5" chart:class="major"/>
          </chart:axis>
          <chart:axis chart:dimension="y" chart:name="primary-y" chart:style-name="ch3">
            <chart:title svg:x="0.451cm" svg:y="4.905cm" chart:style-name="ch6">
              <text:p>Drop Rate</text:p>
            </chart:title>
            <chart:grid chart:style-name="ch5" chart:class="major"/>
          </chart:axis>
          <chart:series chart:style-name="ch7" chart:values-cell-range-address="'Varying-K.UPDATED-VERSION-APRIL1'.H2:'Varying-K.UPDATED-VERSION-APRIL1'.H141" chart:label-cell-address="'Varying-K.UPDATED-VERSION-APRIL1'.H1:'Varying-K.UPDATED-VERSION-APRIL1'.H1" chart:class="chart:scatter">
            <chart:domain table:cell-range-address="'Varying-K.UPDATED-VERSION-APRIL1'.C2:'Varying-K.UPDATED-VERSION-APRIL1'.C14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tal Avg Drop Rate</text:p>
                <draw:g>
                  <svg:desc>'Varying-K.UPDATED-VERSION-APRIL1'.H1:'Varying-K.UPDATED-VERSION-APRIL1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ying-K.UPDATED-VERSION-APRIL1'.C2:'Varying-K.UPDATED-VERSION-APRIL1'.C141</svg:desc>
                </draw:g>
              </table:table-cell>
              <table:table-cell office:value-type="float" office:value="0.416047336781602">
                <text:p>0.416047336781602</text:p>
                <draw:g>
                  <svg:desc>'Varying-K.UPDATED-VERSION-APRIL1'.H2:'Varying-K.UPDATED-VERSION-APRIL1'.H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95477627364214">
                <text:p>0.395477627364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70562472279906">
                <text:p>0.370562472279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49557411569762">
                <text:p>0.349557411569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2638311691886">
                <text:p>0.3263831169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0558646149786">
                <text:p>0.3055864614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91338016314677">
                <text:p>0.291338016314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71384439176305">
                <text:p>0.271384439176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55040422422064">
                <text:p>0.255040422422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4152176880647">
                <text:p>0.24152176880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5893868650013">
                <text:p>0.22589386865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11437243469111">
                <text:p>0.211437243469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5097860746478">
                <text:p>0.195097860746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85327142355473">
                <text:p>0.185327142355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7102879449148">
                <text:p>0.17102879449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62227200896161">
                <text:p>0.162227200896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45609108523932">
                <text:p>0.145609108523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3237074960373">
                <text:p>0.133237074960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21986631711661">
                <text:p>0.121986631711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16961784718884">
                <text:p>0.116961784718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Varying-K.UPDATED-VERSION-APRIL1'.C2:'Varying-K.UPDATED-VERSION-APRIL1'.C141 'Varying-K.UPDATED-VERSION-APRIL1'.G1:'Varying-K.UPDATED-VERSION-APRIL1'.G141" chart:data-source-has-labels="row" svg:x="1.331cm" svg:y="0.18cm" svg:width="14.349cm" svg:height="7.659cm">
          <chartooo:coordinate-region svg:x="2.614cm" svg:y="0.379cm" svg:width="12.879cm" svg:height="6.813cm"/>
          <chart:axis chart:dimension="x" chart:name="primary-x" chart:style-name="ch3">
            <chart:title svg:x="8.342cm" svg:y="8.019cm" chart:style-name="ch4">
              <text:p>K</text:p>
            </chart:title>
          </chart:axis>
          <chart:axis chart:dimension="y" chart:name="primary-y" chart:style-name="ch3">
            <chart:title svg:x="0.451cm" svg:y="5.006cm" chart:style-name="ch5">
              <text:p>Wait Time (s)</text:p>
            </chart:title>
            <chart:grid chart:style-name="ch6" chart:class="major"/>
          </chart:axis>
          <chart:series chart:style-name="ch7" chart:values-cell-range-address="'Varying-K.UPDATED-VERSION-APRIL1'.G2:'Varying-K.UPDATED-VERSION-APRIL1'.G141" chart:label-cell-address="'Varying-K.UPDATED-VERSION-APRIL1'.G1:'Varying-K.UPDATED-VERSION-APRIL1'.G1" chart:class="chart:scatter">
            <chart:domain table:cell-range-address="'Varying-K.UPDATED-VERSION-APRIL1'.C2:'Varying-K.UPDATED-VERSION-APRIL1'.C14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tal Avg Wait Time</text:p>
                <draw:g>
                  <svg:desc>'Varying-K.UPDATED-VERSION-APRIL1'.G1:'Varying-K.UPDATED-VERSION-APRIL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ying-K.UPDATED-VERSION-APRIL1'.C2:'Varying-K.UPDATED-VERSION-APRIL1'.C141</svg:desc>
                </draw:g>
              </table:table-cell>
              <table:table-cell office:value-type="float" office:value="0.001562545527181">
                <text:p>0.001562545527181</text:p>
                <draw:g>
                  <svg:desc>'Varying-K.UPDATED-VERSION-APRIL1'.G2:'Varying-K.UPDATED-VERSION-APRIL1'.G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876419466291">
                <text:p>0.001876419466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2203786243485">
                <text:p>0.00220378624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2442985079293">
                <text:p>0.002442985079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611354213885">
                <text:p>0.002611354213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271360191271">
                <text:p>0.00271360191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2771230545831">
                <text:p>0.002771230545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798819166868">
                <text:p>0.002798819166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2789367572001">
                <text:p>0.002789367572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2773844161505">
                <text:p>0.002773844161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2710837862747">
                <text:p>0.002710837862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2660788567943">
                <text:p>0.002660788567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2542965164163">
                <text:p>0.002542965164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2483527641492">
                <text:p>0.002483527641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2370877443096">
                <text:p>0.002370877443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2291720933205">
                <text:p>0.002291720933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2140495422186">
                <text:p>0.002140495422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2004500847223">
                <text:p>0.002004500847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1876521275859">
                <text:p>0.001876521275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1828909335377">
                <text:p>0.001828909335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